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8035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2">
      <style:table-cell-properties fo:padding-bottom="0.0193in" fo:padding-left="0.0138in" fo:padding-right="0.0138in" fo:padding-top="0.0193in"/>
      <style:map style:condition="cell-content()&gt;1" style:apply-style-name="Untitled1" style:base-cell-address="'g=4'.M6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>
      <style:table-cell-properties fo:border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60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60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60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 style:data-style-name="N60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ackground-color="#000000"/>
    </style:style>
    <style:style style:name="ce3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use-window-font-color="true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5" style:family="table-cell" style:parent-style-name="Default" style:data-style-name="N60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36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 style:data-style-name="N60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3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40" style:family="table-cell" style:parent-style-name="Default" style:data-style-name="N60">
      <style:table-cell-properties fo:border-bottom="none" fo:background-color="transparent" fo:border-left="none" fo:border-right="0.06pt solid #000000" fo:border-top="0.06pt solid #000000"/>
      <style:text-properties style:use-window-font-color="true"/>
    </style:style>
    <style:style style:name="ce41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4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43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text-properties style:use-window-font-color="true"/>
    </style:style>
    <style:style style:name="ce44" style:family="table-cell" style:parent-style-name="Default" style:data-style-name="N2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45" style:family="table-cell" style:parent-style-name="Default" style:data-style-name="N2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46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47" style:family="table-cell" style:parent-style-name="Default" style:data-style-name="N2">
      <style:table-cell-properties fo:background-color="transparent" fo:border="none"/>
      <style:text-properties style:use-window-font-color="true"/>
    </style:style>
    <style:style style:name="ce48" style:family="table-cell" style:parent-style-name="Default" style:data-style-name="N2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49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style:use-window-font-color="true"/>
    </style:style>
    <style:style style:name="ce50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51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gr1" style:family="graphic">
      <style:graphic-properties draw:ole-draw-aspect="1"/>
    </style:style>
  </office:automatic-styles>
  <office:body>
    <office:spreadsheet>
      <table:table table:name="g=4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>
            <text:p>Test size</text:p>
          </table:table-cell>
          <table:table-cell table:style-name="ce2" office:value-type="string">
            <text:p>2^11</text:p>
          </table:table-cell>
          <table:table-cell table:style-name="ce2" office:value-type="string">
            <text:p>2^15</text:p>
          </table:table-cell>
          <table:table-cell table:style-name="ce2" office:value-type="string">
            <text:p>2^19</text:p>
          </table:table-cell>
          <table:table-cell table:style-name="ce2" office:value-type="string">
            <text:p>2^23</text:p>
          </table:table-cell>
          <table:table-cell table:style-name="ce2" office:value-type="string">
            <text:p>2^27</text:p>
          </table:table-cell>
          <table:table-cell table:style-name="ce1"/>
          <table:table-cell table:style-name="ce1" office:value-type="string">
            <text:p>Test size</text:p>
          </table:table-cell>
          <table:table-cell table:style-name="ce2" office:value-type="string">
            <text:p>2^11</text:p>
          </table:table-cell>
          <table:table-cell table:style-name="ce2" office:value-type="string">
            <text:p>2^15</text:p>
          </table:table-cell>
          <table:table-cell table:style-name="ce2" office:value-type="string">
            <text:p>2^19</text:p>
          </table:table-cell>
          <table:table-cell table:style-name="ce2" office:value-type="string">
            <text:p>2^23</text:p>
          </table:table-cell>
          <table:table-cell table:style-name="ce2" office:value-type="string">
            <text:p>2^27</text:p>
          </table:table-cell>
        </table:table-row>
        <table:table-row table:style-name="ro1">
          <table:table-cell table:style-name="ce1"/>
          <table:table-cell table:style-name="ce2" office:value-type="float" office:value="2048">
            <text:p>2048</text:p>
          </table:table-cell>
          <table:table-cell table:style-name="ce2" office:value-type="float" office:value="32768">
            <text:p>32768</text:p>
          </table:table-cell>
          <table:table-cell table:style-name="ce2" office:value-type="float" office:value="524288">
            <text:p>524288</text:p>
          </table:table-cell>
          <table:table-cell table:style-name="ce2" office:value-type="float" office:value="8388608">
            <text:p>8388608</text:p>
          </table:table-cell>
          <table:table-cell table:style-name="ce2" office:value-type="float" office:value="134217728">
            <text:p>134217728</text:p>
          </table:table-cell>
          <table:table-cell table:style-name="ce1" table:number-columns-repeated="2"/>
          <table:table-cell table:style-name="ce2" office:value-type="float" office:value="2048">
            <text:p>2048</text:p>
          </table:table-cell>
          <table:table-cell table:style-name="ce2" office:value-type="float" office:value="32768">
            <text:p>32768</text:p>
          </table:table-cell>
          <table:table-cell table:style-name="ce2" office:value-type="float" office:value="524288">
            <text:p>524288</text:p>
          </table:table-cell>
          <table:table-cell table:style-name="ce2" office:value-type="float" office:value="8388608">
            <text:p>8388608</text:p>
          </table:table-cell>
          <table:table-cell table:style-name="ce2" office:value-type="float" office:value="134217728">
            <text:p>134217728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float" office:value="89">
            <text:p>89</text:p>
          </table:table-cell>
          <table:table-cell office:value-type="float" office:value="2003">
            <text:p>2003</text:p>
          </table:table-cell>
          <table:table-cell office:value-type="float" office:value="18709">
            <text:p>18709</text:p>
          </table:table-cell>
          <table:table-cell office:value-type="float" office:value="341051">
            <text:p>341051</text:p>
          </table:table-cell>
          <table:table-cell table:style-name="ce3" office:value-type="float" office:value="5505220">
            <text:p>5.51E+006</text:p>
          </table:table-cell>
          <table:table-cell/>
          <table:table-cell office:value-type="string">
            <text:p>seq</text:p>
          </table:table-cell>
          <table:table-cell table:formula="of:=[.B3]/[.B3]" office:value-type="float" office:value="1">
            <text:p>1</text:p>
          </table:table-cell>
          <table:table-cell table:formula="of:=[.C3]/[.C3]" office:value-type="float" office:value="1">
            <text:p>1</text:p>
          </table:table-cell>
          <table:table-cell table:formula="of:=[.D3]/[.D3]" office:value-type="float" office:value="1">
            <text:p>1</text:p>
          </table:table-cell>
          <table:table-cell table:formula="of:=[.E3]/[.E3]" office:value-type="float" office:value="1">
            <text:p>1</text:p>
          </table:table-cell>
          <table:table-cell table:formula="of:=[.F3]/[.F3]" office:value-type="float" office:value="1">
            <text:p>1</text:p>
          </table:table-cell>
        </table:table-row>
        <table:table-row table:style-name="ro2">
          <table:table-cell office:value-type="string">
            <text:p>omp_4</text:p>
          </table:table-cell>
          <table:table-cell office:value-type="float" office:value="1052">
            <text:p>1052</text:p>
          </table:table-cell>
          <table:table-cell office:value-type="float" office:value="7250">
            <text:p>7250</text:p>
          </table:table-cell>
          <table:table-cell office:value-type="float" office:value="75276">
            <text:p>75276</text:p>
          </table:table-cell>
          <table:table-cell table:style-name="ce3" office:value-type="float" office:value="1205600">
            <text:p>1.21E+006</text:p>
          </table:table-cell>
          <table:table-cell table:style-name="ce3" office:value-type="float" office:value="17049700">
            <text:p>1.70E+007</text:p>
          </table:table-cell>
          <table:table-cell/>
          <table:table-cell office:value-type="string">
            <text:p>omp_4</text:p>
          </table:table-cell>
          <table:table-cell table:style-name="ce4" table:formula="of:=[.B$3]/[.B4]" office:value-type="float" office:value="0.0846007604562738">
            <text:p>0.08</text:p>
          </table:table-cell>
          <table:table-cell table:style-name="ce4" table:formula="of:=[.C$3]/[.C4]" office:value-type="float" office:value="0.276275862068965">
            <text:p>0.28</text:p>
          </table:table-cell>
          <table:table-cell table:style-name="ce4" table:formula="of:=[.D$3]/[.D4]" office:value-type="float" office:value="0.248538710877305">
            <text:p>0.25</text:p>
          </table:table-cell>
          <table:table-cell table:style-name="ce4" table:formula="of:=[.E$3]/[.E4]" office:value-type="float" office:value="0.28288901791639">
            <text:p>0.28</text:p>
          </table:table-cell>
          <table:table-cell table:style-name="ce4" table:formula="of:=[.F$3]/[.F4]" office:value-type="float" office:value="0.322892484911758">
            <text:p>0.32</text:p>
          </table:table-cell>
        </table:table-row>
        <table:table-row table:style-name="ro2">
          <table:table-cell office:value-type="string">
            <text:p>omp_8</text:p>
          </table:table-cell>
          <table:table-cell office:value-type="float" office:value="2547">
            <text:p>2547</text:p>
          </table:table-cell>
          <table:table-cell office:value-type="float" office:value="6279">
            <text:p>6279</text:p>
          </table:table-cell>
          <table:table-cell office:value-type="float" office:value="69361">
            <text:p>69361</text:p>
          </table:table-cell>
          <table:table-cell office:value-type="float" office:value="973908">
            <text:p>973908</text:p>
          </table:table-cell>
          <table:table-cell table:style-name="ce3" office:value-type="float" office:value="16515700">
            <text:p>1.65E+007</text:p>
          </table:table-cell>
          <table:table-cell/>
          <table:table-cell office:value-type="string">
            <text:p>omp_8</text:p>
          </table:table-cell>
          <table:table-cell table:style-name="ce4" table:formula="of:=[.B$3]/[.B5]" office:value-type="float" office:value="0.0349430702787593">
            <text:p>0.03</text:p>
          </table:table-cell>
          <table:table-cell table:style-name="ce4" table:formula="of:=[.C$3]/[.C5]" office:value-type="float" office:value="0.318999840738971">
            <text:p>0.32</text:p>
          </table:table-cell>
          <table:table-cell table:style-name="ce4" table:formula="of:=[.D$3]/[.D5]" office:value-type="float" office:value="0.269733712028373">
            <text:p>0.27</text:p>
          </table:table-cell>
          <table:table-cell table:style-name="ce4" table:formula="of:=[.E$3]/[.E5]" office:value-type="float" office:value="0.350188108116988">
            <text:p>0.35</text:p>
          </table:table-cell>
          <table:table-cell table:style-name="ce4" table:formula="of:=[.F$3]/[.F5]" office:value-type="float" office:value="0.333332526020695">
            <text:p>0.33</text:p>
          </table:table-cell>
        </table:table-row>
        <table:table-row table:style-name="ro2">
          <table:table-cell office:value-type="string">
            <text:p>omp_16</text:p>
          </table:table-cell>
          <table:table-cell office:value-type="float" office:value="4239">
            <text:p>4239</text:p>
          </table:table-cell>
          <table:table-cell office:value-type="float" office:value="8401">
            <text:p>8401</text:p>
          </table:table-cell>
          <table:table-cell office:value-type="float" office:value="73162">
            <text:p>73162</text:p>
          </table:table-cell>
          <table:table-cell table:style-name="ce3" office:value-type="float" office:value="1083130">
            <text:p>1.08E+006</text:p>
          </table:table-cell>
          <table:table-cell table:style-name="ce3" office:value-type="float" office:value="17493000">
            <text:p>1.75E+007</text:p>
          </table:table-cell>
          <table:table-cell/>
          <table:table-cell office:value-type="string">
            <text:p>omp_16</text:p>
          </table:table-cell>
          <table:table-cell table:style-name="ce4" table:formula="of:=[.B$3]/[.B6]" office:value-type="float" office:value="0.0209955178108044">
            <text:p>0.02</text:p>
          </table:table-cell>
          <table:table-cell table:style-name="ce4" table:formula="of:=[.C$3]/[.C6]" office:value-type="float" office:value="0.238423997143197">
            <text:p>0.24</text:p>
          </table:table-cell>
          <table:table-cell table:style-name="ce4" table:formula="of:=[.D$3]/[.D6]" office:value-type="float" office:value="0.255720182608458">
            <text:p>0.26</text:p>
          </table:table-cell>
          <table:table-cell table:style-name="ce4" table:formula="of:=[.E$3]/[.E6]" office:value-type="float" office:value="0.314875407384155">
            <text:p>0.31</text:p>
          </table:table-cell>
          <table:table-cell table:style-name="ce4" table:formula="of:=[.F$3]/[.F6]" office:value-type="float" office:value="0.314709883953581">
            <text:p>0.31</text:p>
          </table:table-cell>
        </table:table-row>
        <table:table-row table:style-name="ro2">
          <table:table-cell office:value-type="string">
            <text:p>mpi_4</text:p>
          </table:table-cell>
          <table:table-cell office:value-type="float" office:value="896">
            <text:p>896</text:p>
          </table:table-cell>
          <table:table-cell office:value-type="float" office:value="2173">
            <text:p>2173</text:p>
          </table:table-cell>
          <table:table-cell office:value-type="float" office:value="16724">
            <text:p>16724</text:p>
          </table:table-cell>
          <table:table-cell table:number-columns-repeated="2"/>
          <table:table-cell/>
          <table:table-cell office:value-type="string">
            <text:p>mpi_4</text:p>
          </table:table-cell>
          <table:table-cell table:style-name="ce4" table:formula="of:=[.B$3]/[.B7]" office:value-type="float" office:value="0.0993303571428571">
            <text:p>0.10</text:p>
          </table:table-cell>
          <table:table-cell table:style-name="ce4" table:formula="of:=[.C$3]/[.C7]" office:value-type="float" office:value="0.921767142199724">
            <text:p>0.92</text:p>
          </table:table-cell>
          <table:table-cell table:style-name="ce4" table:formula="of:=[.D$3]/[.D7]" office:value-type="float" office:value="1.11869170055011">
            <text:p>1.12</text:p>
          </table:table-cell>
          <table:table-cell table:style-name="ce4" table:formula="of:=[.E$3]/[.E7]" office:value-type="float" office:value="0">
            <text:p>#DIV/0!</text:p>
          </table:table-cell>
          <table:table-cell table:style-name="ce4" table:formula="of:=[.F$3]/[.F7]" office:value-type="float" office:value="0">
            <text:p>#DIV/0!</text:p>
          </table:table-cell>
        </table:table-row>
        <table:table-row table:style-name="ro2">
          <table:table-cell office:value-type="string">
            <text:p>mpi_8</text:p>
          </table:table-cell>
          <table:table-cell office:value-type="float" office:value="737">
            <text:p>737</text:p>
          </table:table-cell>
          <table:table-cell office:value-type="float" office:value="1214">
            <text:p>1214</text:p>
          </table:table-cell>
          <table:table-cell office:value-type="float" office:value="11122">
            <text:p>11122</text:p>
          </table:table-cell>
          <table:table-cell table:number-columns-repeated="2"/>
          <table:table-cell/>
          <table:table-cell office:value-type="string">
            <text:p>mpi_8</text:p>
          </table:table-cell>
          <table:table-cell table:style-name="ce4" table:formula="of:=[.B$3]/[.B8]" office:value-type="float" office:value="0.120759837177748">
            <text:p>0.12</text:p>
          </table:table-cell>
          <table:table-cell table:style-name="ce4" table:formula="of:=[.C$3]/[.C8]" office:value-type="float" office:value="1.6499176276771">
            <text:p>1.65</text:p>
          </table:table-cell>
          <table:table-cell table:style-name="ce4" table:formula="of:=[.D$3]/[.D8]" office:value-type="float" office:value="1.68216148174789">
            <text:p>1.68</text:p>
          </table:table-cell>
          <table:table-cell table:style-name="ce4" table:formula="of:=[.E$3]/[.E8]" office:value-type="float" office:value="0">
            <text:p>#DIV/0!</text:p>
          </table:table-cell>
          <table:table-cell table:style-name="ce4" table:formula="of:=[.F$3]/[.F8]" office:value-type="float" office:value="0">
            <text:p>#DIV/0!</text:p>
          </table:table-cell>
        </table:table-row>
        <table:table-row table:style-name="ro2">
          <table:table-cell office:value-type="string">
            <text:p>mpi_16</text:p>
          </table:table-cell>
          <table:table-cell table:number-columns-repeated="3"/>
          <table:table-cell table:number-columns-repeated="2" table:style-name="ce3"/>
          <table:table-cell/>
          <table:table-cell office:value-type="string">
            <text:p>mpi_16</text:p>
          </table:table-cell>
          <table:table-cell table:style-name="ce4" table:formula="of:=[.B$3]/[.B9]" office:value-type="float" office:value="0">
            <text:p>#DIV/0!</text:p>
          </table:table-cell>
          <table:table-cell table:style-name="ce4" table:formula="of:=[.C$3]/[.C9]" office:value-type="float" office:value="0">
            <text:p>#DIV/0!</text:p>
          </table:table-cell>
          <table:table-cell table:style-name="ce4" table:formula="of:=[.D$3]/[.D9]" office:value-type="float" office:value="0">
            <text:p>#DIV/0!</text:p>
          </table:table-cell>
          <table:table-cell table:style-name="ce4" table:formula="of:=[.E$3]/[.E9]" office:value-type="float" office:value="0">
            <text:p>#DIV/0!</text:p>
          </table:table-cell>
          <table:table-cell table:style-name="ce4" table:formula="of:=[.F$3]/[.F9]" office:value-type="float" office:value="0">
            <text:p>#DIV/0!</text:p>
          </table:table-cell>
        </table:table-row>
        <table:table-row table:style-name="ro2">
          <table:table-cell office:value-type="string">
            <text:p>mpi_32</text:p>
          </table:table-cell>
          <table:table-cell table:number-columns-repeated="3"/>
          <table:table-cell table:number-columns-repeated="2" table:style-name="ce3"/>
          <table:table-cell/>
          <table:table-cell office:value-type="string">
            <text:p>mpi_32</text:p>
          </table:table-cell>
          <table:table-cell table:style-name="ce4" table:formula="of:=[.B$3]/[.B10]" office:value-type="float" office:value="0">
            <text:p>#DIV/0!</text:p>
          </table:table-cell>
          <table:table-cell table:style-name="ce4" table:formula="of:=[.C$3]/[.C10]" office:value-type="float" office:value="0">
            <text:p>#DIV/0!</text:p>
          </table:table-cell>
          <table:table-cell table:style-name="ce4" table:formula="of:=[.D$3]/[.D10]" office:value-type="float" office:value="0">
            <text:p>#DIV/0!</text:p>
          </table:table-cell>
          <table:table-cell table:style-name="ce4" table:formula="of:=[.E$3]/[.E10]" office:value-type="float" office:value="0">
            <text:p>#DIV/0!</text:p>
          </table:table-cell>
          <table:table-cell table:style-name="ce4" table:formula="of:=[.F$3]/[.F10]" office:value-type="float" office:value="0">
            <text:p>#DIV/0!</text:p>
          </table:table-cell>
        </table:table-row>
        <table:table-row table:style-name="ro2">
          <table:table-cell office:value-type="string">
            <text:p>mpi_64</text:p>
          </table:table-cell>
          <table:table-cell table:number-columns-repeated="3"/>
          <table:table-cell table:number-columns-repeated="2" table:style-name="ce3"/>
          <table:table-cell/>
          <table:table-cell office:value-type="string">
            <text:p>mpi_64</text:p>
          </table:table-cell>
          <table:table-cell table:style-name="ce4" table:formula="of:=[.B$3]/[.B11]" office:value-type="float" office:value="0">
            <text:p>#DIV/0!</text:p>
          </table:table-cell>
          <table:table-cell table:style-name="ce4" table:formula="of:=[.C$3]/[.C11]" office:value-type="float" office:value="0">
            <text:p>#DIV/0!</text:p>
          </table:table-cell>
          <table:table-cell table:style-name="ce4" table:formula="of:=[.D$3]/[.D11]" office:value-type="float" office:value="0">
            <text:p>#DIV/0!</text:p>
          </table:table-cell>
          <table:table-cell table:style-name="ce4" table:formula="of:=[.E$3]/[.E11]" office:value-type="float" office:value="0">
            <text:p>#DIV/0!</text:p>
          </table:table-cell>
          <table:table-cell table:style-name="ce4" table:formula="of:=[.F$3]/[.F11]" office:value-type="float" office:value="0">
            <text:p>#DIV/0!</text:p>
          </table:table-cell>
        </table:table-row>
        <table:table-row table:style-name="ro2">
          <table:table-cell office:value-type="string">
            <text:p>mpi.bal_4</text:p>
          </table:table-cell>
          <table:table-cell office:value-type="float" office:value="1007">
            <text:p>1007</text:p>
          </table:table-cell>
          <table:table-cell office:value-type="float" office:value="2270">
            <text:p>2270</text:p>
          </table:table-cell>
          <table:table-cell office:value-type="float" office:value="28971">
            <text:p>28971</text:p>
          </table:table-cell>
          <table:table-cell/>
          <table:table-cell office:value-type="float" office:value="4013277">
            <text:p>4013277</text:p>
          </table:table-cell>
          <table:table-cell/>
          <table:table-cell office:value-type="string">
            <text:p>mpi.bal_4</text:p>
          </table:table-cell>
          <table:table-cell table:style-name="ce4" table:formula="of:=[.B$3]/[.B12]" office:value-type="float" office:value="0.0883813306852036">
            <text:p>0.09</text:p>
          </table:table-cell>
          <table:table-cell table:style-name="ce4" table:formula="of:=[.C$3]/[.C12]" office:value-type="float" office:value="0.882378854625551">
            <text:p>0.88</text:p>
          </table:table-cell>
          <table:table-cell table:style-name="ce4" table:formula="of:=[.D$3]/[.D12]" office:value-type="float" office:value="0.645783714749232">
            <text:p>0.65</text:p>
          </table:table-cell>
          <table:table-cell table:style-name="ce4" table:formula="of:=[.E$3]/[.E12]" office:value-type="float" office:value="0">
            <text:p>#DIV/0!</text:p>
          </table:table-cell>
          <table:table-cell table:style-name="ce4" table:formula="of:=[.F$3]/[.F12]" office:value-type="float" office:value="1.37175181279538">
            <text:p>1.37</text:p>
          </table:table-cell>
        </table:table-row>
        <table:table-row table:style-name="ro2">
          <table:table-cell office:value-type="string">
            <text:p>mpi.bal_8</text:p>
          </table:table-cell>
          <table:table-cell office:value-type="float" office:value="3121">
            <text:p>3121</text:p>
          </table:table-cell>
          <table:table-cell office:value-type="float" office:value="4539">
            <text:p>4539</text:p>
          </table:table-cell>
          <table:table-cell office:value-type="float" office:value="10104">
            <text:p>10104</text:p>
          </table:table-cell>
          <table:table-cell office:value-type="float" office:value="338897">
            <text:p>338897</text:p>
          </table:table-cell>
          <table:table-cell office:value-type="float" office:value="2728005">
            <text:p>2728005</text:p>
          </table:table-cell>
          <table:table-cell/>
          <table:table-cell office:value-type="string">
            <text:p>mpi.bal_8</text:p>
          </table:table-cell>
          <table:table-cell table:style-name="ce4" table:formula="of:=[.B$3]/[.B13]" office:value-type="float" office:value="0.0285165011214354">
            <text:p>0.03</text:p>
          </table:table-cell>
          <table:table-cell table:style-name="ce4" table:formula="of:=[.C$3]/[.C13]" office:value-type="float" office:value="0.441286627010355">
            <text:p>0.44</text:p>
          </table:table-cell>
          <table:table-cell table:style-name="ce4" table:formula="of:=[.D$3]/[.D13]" office:value-type="float" office:value="1.85164291369755">
            <text:p>1.85</text:p>
          </table:table-cell>
          <table:table-cell table:style-name="ce4" table:formula="of:=[.E$3]/[.E13]" office:value-type="float" office:value="1.00635591344863">
            <text:p>1.01</text:p>
          </table:table-cell>
          <table:table-cell table:style-name="ce4" table:formula="of:=[.F$3]/[.F13]" office:value-type="float" office:value="2.01803882324263">
            <text:p>2.02</text:p>
          </table:table-cell>
        </table:table-row>
        <table:table-row table:style-name="ro2">
          <table:table-cell office:value-type="string">
            <text:p>mpi.bal_16</text:p>
          </table:table-cell>
          <table:table-cell table:number-columns-repeated="5"/>
          <table:table-cell/>
          <table:table-cell office:value-type="string">
            <text:p>mpi.bal_16</text:p>
          </table:table-cell>
          <table:table-cell table:style-name="ce4" table:formula="of:=[.B$3]/[.B14]" office:value-type="float" office:value="0">
            <text:p>#DIV/0!</text:p>
          </table:table-cell>
          <table:table-cell table:style-name="ce4" table:formula="of:=[.C$3]/[.C14]" office:value-type="float" office:value="0">
            <text:p>#DIV/0!</text:p>
          </table:table-cell>
          <table:table-cell table:style-name="ce4" table:formula="of:=[.D$3]/[.D14]" office:value-type="float" office:value="0">
            <text:p>#DIV/0!</text:p>
          </table:table-cell>
          <table:table-cell table:style-name="ce4" table:formula="of:=[.E$3]/[.E14]" office:value-type="float" office:value="0">
            <text:p>#DIV/0!</text:p>
          </table:table-cell>
          <table:table-cell table:style-name="ce4" table:formula="of:=[.F$3]/[.F14]" office:value-type="float" office:value="0">
            <text:p>#DIV/0!</text:p>
          </table:table-cell>
        </table:table-row>
        <table:table-row table:style-name="ro2">
          <table:table-cell office:value-type="string">
            <text:p>mpi.bal_32</text:p>
          </table:table-cell>
          <table:table-cell table:number-columns-repeated="5"/>
          <table:table-cell/>
          <table:table-cell office:value-type="string">
            <text:p>mpi.bal_32</text:p>
          </table:table-cell>
          <table:table-cell table:style-name="ce4" table:formula="of:=[.B$3]/[.B15]" office:value-type="float" office:value="0">
            <text:p>#DIV/0!</text:p>
          </table:table-cell>
          <table:table-cell table:style-name="ce4" table:formula="of:=[.C$3]/[.C15]" office:value-type="float" office:value="0">
            <text:p>#DIV/0!</text:p>
          </table:table-cell>
          <table:table-cell table:style-name="ce4" table:formula="of:=[.D$3]/[.D15]" office:value-type="float" office:value="0">
            <text:p>#DIV/0!</text:p>
          </table:table-cell>
          <table:table-cell table:style-name="ce4" table:formula="of:=[.E$3]/[.E15]" office:value-type="float" office:value="0">
            <text:p>#DIV/0!</text:p>
          </table:table-cell>
          <table:table-cell table:style-name="ce4" table:formula="of:=[.F$3]/[.F15]" office:value-type="float" office:value="0">
            <text:p>#DIV/0!</text:p>
          </table:table-cell>
        </table:table-row>
        <table:table-row table:style-name="ro2">
          <table:table-cell office:value-type="string">
            <text:p>mpi.bal_64</text:p>
          </table:table-cell>
          <table:table-cell table:number-columns-repeated="3"/>
          <table:table-cell table:number-columns-repeated="2" table:style-name="ce3"/>
          <table:table-cell/>
          <table:table-cell office:value-type="string">
            <text:p>mpi.bal_64</text:p>
          </table:table-cell>
          <table:table-cell table:style-name="ce4" table:formula="of:=[.B$3]/[.B16]" office:value-type="float" office:value="0">
            <text:p>#DIV/0!</text:p>
          </table:table-cell>
          <table:table-cell table:style-name="ce4" table:formula="of:=[.C$3]/[.C16]" office:value-type="float" office:value="0">
            <text:p>#DIV/0!</text:p>
          </table:table-cell>
          <table:table-cell table:style-name="ce4" table:formula="of:=[.D$3]/[.D16]" office:value-type="float" office:value="0">
            <text:p>#DIV/0!</text:p>
          </table:table-cell>
          <table:table-cell table:style-name="ce4" table:formula="of:=[.E$3]/[.E16]" office:value-type="float" office:value="0">
            <text:p>#DIV/0!</text:p>
          </table:table-cell>
          <table:table-cell table:style-name="ce4" table:formula="of:=[.F$3]/[.F16]" office:value-type="float" office:value="0">
            <text:p>#DIV/0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P41" table:end-x="0.3291in" table:end-y="0.0972in" draw:z-index="0" draw:style-name="gr1" svg:width="7.7949in" svg:height="4.0783in" svg:x="0.5587in" svg:y="0.028in">
              <draw:object draw:notify-on-update-of-ranges="'g=4'.B19:'g=4'.F19 'g=4'.A20:'g=4'.A20 'g=4'.B20:'g=4'.F20 'g=4'.A21:'g=4'.A21 'g=4'.B21:'g=4'.F21 'g=4'.A22:'g=4'.A22 'g=4'.B22:'g=4'.F22 'g=4'.A23:'g=4'.A23 'g=4'.B23:'g=4'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omp_4</text:p>
          </table:table-cell>
          <table:table-cell table:formula="of:=[.I4]" office:value-type="float" office:value="0.0846007604562738">
            <text:p>0.0846007605</text:p>
          </table:table-cell>
          <table:table-cell table:formula="of:=[.J4]" office:value-type="float" office:value="0.276275862068965">
            <text:p>0.2762758621</text:p>
          </table:table-cell>
          <table:table-cell table:formula="of:=[.K4]" office:value-type="float" office:value="0.248538710877305">
            <text:p>0.2485387109</text:p>
          </table:table-cell>
          <table:table-cell table:formula="of:=[.L4]" office:value-type="float" office:value="0.28288901791639">
            <text:p>0.2828890179</text:p>
          </table:table-cell>
          <table:table-cell table:formula="of:=[.M4]" office:value-type="float" office:value="0.322892484911758">
            <text:p>0.3228924849</text:p>
          </table:table-cell>
          <table:table-cell table:number-columns-repeated="7"/>
        </table:table-row>
        <table:table-row table:style-name="ro1">
          <table:table-cell office:value-type="string">
            <text:p>omp_8</text:p>
          </table:table-cell>
          <table:table-cell table:formula="of:=[.I5]" office:value-type="float" office:value="0.0349430702787593">
            <text:p>0.0349430703</text:p>
          </table:table-cell>
          <table:table-cell table:formula="of:=[.J5]" office:value-type="float" office:value="0.318999840738971">
            <text:p>0.3189998407</text:p>
          </table:table-cell>
          <table:table-cell table:formula="of:=[.K5]" office:value-type="float" office:value="0.269733712028373">
            <text:p>0.269733712</text:p>
          </table:table-cell>
          <table:table-cell table:formula="of:=[.L5]" office:value-type="float" office:value="0.350188108116988">
            <text:p>0.3501881081</text:p>
          </table:table-cell>
          <table:table-cell table:formula="of:=[.M5]" office:value-type="float" office:value="0.333332526020695">
            <text:p>0.333332526</text:p>
          </table:table-cell>
          <table:table-cell table:number-columns-repeated="7"/>
        </table:table-row>
        <table:table-row table:style-name="ro1">
          <table:table-cell office:value-type="string">
            <text:p>omp_16</text:p>
          </table:table-cell>
          <table:table-cell table:formula="of:=[.I6]" office:value-type="float" office:value="0.0209955178108044">
            <text:p>0.0209955178</text:p>
          </table:table-cell>
          <table:table-cell table:formula="of:=[.J6]" office:value-type="float" office:value="0.238423997143197">
            <text:p>0.2384239971</text:p>
          </table:table-cell>
          <table:table-cell table:formula="of:=[.K6]" office:value-type="float" office:value="0.255720182608458">
            <text:p>0.2557201826</text:p>
          </table:table-cell>
          <table:table-cell table:formula="of:=[.L6]" office:value-type="float" office:value="0.314875407384155">
            <text:p>0.3148754074</text:p>
          </table:table-cell>
          <table:table-cell table:formula="of:=[.M6]" office:value-type="float" office:value="0.314709883953581">
            <text:p>0.314709884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P65" table:end-x="0.2087in" table:end-y="0.1646in" draw:z-index="1" draw:style-name="gr1" svg:width="7.6937in" svg:height="4.272in" svg:x="0.5394in" svg:y="0.076in">
              <draw:object draw:notify-on-update-of-ranges="'g=4'.B44:'g=4'.F44 'g=4'.A45:'g=4'.A45 'g=4'.B45:'g=4'.F45 'g=4'.A46:'g=4'.A46 'g=4'.B46:'g=4'.F46 'g=4'.A47:'g=4'.A47 'g=4'.B47:'g=4'.F47 'g=4'.A48:'g=4'.A48 'g=4'.B48:'g=4'.F48 'g=4'.A49:'g=4'.A49 'g=4'.B49:'g=4'.F49 'g=4'.A50:'g=4'.A50 'g=4'.B50:'g=4'.F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pi_4</text:p>
          </table:table-cell>
          <table:table-cell table:formula="of:=[.I7]" office:value-type="float" office:value="0.0993303571428571">
            <text:p>0.0993303571</text:p>
          </table:table-cell>
          <table:table-cell table:formula="of:=[.J7]" office:value-type="float" office:value="0.921767142199724">
            <text:p>0.9217671422</text:p>
          </table:table-cell>
          <table:table-cell table:formula="of:=[.K7]" office:value-type="float" office:value="1.11869170055011">
            <text:p>1.1186917006</text:p>
          </table:table-cell>
          <table:table-cell table:formula="of:=[.L7]" office:value-type="float" office:value="0">
            <text:p>#DIV/0!</text:p>
          </table:table-cell>
          <table:table-cell table:formula="of:=[.M7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8</text:p>
          </table:table-cell>
          <table:table-cell table:formula="of:=[.I8]" office:value-type="float" office:value="0.120759837177748">
            <text:p>0.1207598372</text:p>
          </table:table-cell>
          <table:table-cell table:formula="of:=[.J8]" office:value-type="float" office:value="1.6499176276771">
            <text:p>1.6499176277</text:p>
          </table:table-cell>
          <table:table-cell table:formula="of:=[.K8]" office:value-type="float" office:value="1.68216148174789">
            <text:p>1.6821614817</text:p>
          </table:table-cell>
          <table:table-cell table:formula="of:=[.L8]" office:value-type="float" office:value="0">
            <text:p>#DIV/0!</text:p>
          </table:table-cell>
          <table:table-cell table:formula="of:=[.M8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16</text:p>
          </table:table-cell>
          <table:table-cell table:formula="of:=[.I9]" office:value-type="float" office:value="0">
            <text:p>#DIV/0!</text:p>
          </table:table-cell>
          <table:table-cell table:formula="of:=[.J9]" office:value-type="float" office:value="0">
            <text:p>#DIV/0!</text:p>
          </table:table-cell>
          <table:table-cell table:formula="of:=[.K9]" office:value-type="float" office:value="0">
            <text:p>#DIV/0!</text:p>
          </table:table-cell>
          <table:table-cell table:formula="of:=[.L9]" office:value-type="float" office:value="0">
            <text:p>#DIV/0!</text:p>
          </table:table-cell>
          <table:table-cell table:formula="of:=[.M9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32</text:p>
          </table:table-cell>
          <table:table-cell table:formula="of:=[.I10]" office:value-type="float" office:value="0">
            <text:p>#DIV/0!</text:p>
          </table:table-cell>
          <table:table-cell table:formula="of:=[.J10]" office:value-type="float" office:value="0">
            <text:p>#DIV/0!</text:p>
          </table:table-cell>
          <table:table-cell table:formula="of:=[.K10]" office:value-type="float" office:value="0">
            <text:p>#DIV/0!</text:p>
          </table:table-cell>
          <table:table-cell table:formula="of:=[.L10]" office:value-type="float" office:value="0">
            <text:p>#DIV/0!</text:p>
          </table:table-cell>
          <table:table-cell table:formula="of:=[.M1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64</text:p>
          </table:table-cell>
          <table:table-cell table:formula="of:=[.I11]" office:value-type="float" office:value="0">
            <text:p>#DIV/0!</text:p>
          </table:table-cell>
          <table:table-cell table:formula="of:=[.J11]" office:value-type="float" office:value="0">
            <text:p>#DIV/0!</text:p>
          </table:table-cell>
          <table:table-cell table:formula="of:=[.K11]" office:value-type="float" office:value="0">
            <text:p>#DIV/0!</text:p>
          </table:table-cell>
          <table:table-cell table:formula="of:=[.L11]" office:value-type="float" office:value="0">
            <text:p>#DIV/0!</text:p>
          </table:table-cell>
          <table:table-cell table:formula="of:=[.M11]" office:value-type="float" office:value="0">
            <text:p>#DIV/0!</text:p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P95" table:end-x="0.1756in" table:end-y="0.0579in" draw:z-index="2" draw:style-name="gr1" svg:width="7.7268in" svg:height="5.1248in" svg:x="0.4732in" svg:y="0.1622in">
              <draw:object draw:notify-on-update-of-ranges="'g=4'.B66:'g=4'.F66 'g=4'.A67:'g=4'.A67 'g=4'.B67:'g=4'.F67 'g=4'.A68:'g=4'.A68 'g=4'.B68:'g=4'.F68 'g=4'.A69:'g=4'.A69 'g=4'.B69:'g=4'.F69 'g=4'.A70:'g=4'.A70 'g=4'.B70:'g=4'.F70 'g=4'.A71:'g=4'.A71 'g=4'.B71:'g=4'.F71 'g=4'.A72:'g=4'.A72 'g=4'.B72:'g=4'.F7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pi.bal_4</text:p>
          </table:table-cell>
          <table:table-cell table:formula="of:=[.I12]" office:value-type="float" office:value="0.0883813306852036">
            <text:p>0.0883813307</text:p>
          </table:table-cell>
          <table:table-cell table:formula="of:=[.J12]" office:value-type="float" office:value="0.882378854625551">
            <text:p>0.8823788546</text:p>
          </table:table-cell>
          <table:table-cell table:formula="of:=[.K12]" office:value-type="float" office:value="0.645783714749232">
            <text:p>0.6457837147</text:p>
          </table:table-cell>
          <table:table-cell table:formula="of:=[.L12]" office:value-type="float" office:value="0">
            <text:p>#DIV/0!</text:p>
          </table:table-cell>
          <table:table-cell table:formula="of:=[.M12]" office:value-type="float" office:value="1.37175181279538">
            <text:p>1.3717518128</text:p>
          </table:table-cell>
          <table:table-cell table:number-columns-repeated="7"/>
        </table:table-row>
        <table:table-row table:style-name="ro1">
          <table:table-cell office:value-type="string">
            <text:p>mpi.bal_8</text:p>
          </table:table-cell>
          <table:table-cell table:formula="of:=[.I13]" office:value-type="float" office:value="0.0285165011214354">
            <text:p>0.0285165011</text:p>
          </table:table-cell>
          <table:table-cell table:formula="of:=[.J13]" office:value-type="float" office:value="0.441286627010355">
            <text:p>0.441286627</text:p>
          </table:table-cell>
          <table:table-cell table:formula="of:=[.K13]" office:value-type="float" office:value="1.85164291369755">
            <text:p>1.8516429137</text:p>
          </table:table-cell>
          <table:table-cell table:formula="of:=[.L13]" office:value-type="float" office:value="1.00635591344863">
            <text:p>1.0063559134</text:p>
          </table:table-cell>
          <table:table-cell table:formula="of:=[.M13]" office:value-type="float" office:value="2.01803882324263">
            <text:p>2.0180388232</text:p>
          </table:table-cell>
          <table:table-cell table:number-columns-repeated="7"/>
        </table:table-row>
        <table:table-row table:style-name="ro1">
          <table:table-cell office:value-type="string">
            <text:p>mpi.bal_16</text:p>
          </table:table-cell>
          <table:table-cell table:formula="of:=[.I14]" office:value-type="float" office:value="0">
            <text:p>#DIV/0!</text:p>
          </table:table-cell>
          <table:table-cell table:formula="of:=[.J14]" office:value-type="float" office:value="0">
            <text:p>#DIV/0!</text:p>
          </table:table-cell>
          <table:table-cell table:formula="of:=[.K14]" office:value-type="float" office:value="0">
            <text:p>#DIV/0!</text:p>
          </table:table-cell>
          <table:table-cell table:formula="of:=[.L14]" office:value-type="float" office:value="0">
            <text:p>#DIV/0!</text:p>
          </table:table-cell>
          <table:table-cell table:formula="of:=[.M14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.bal_32</text:p>
          </table:table-cell>
          <table:table-cell table:formula="of:=[.I15]" office:value-type="float" office:value="0">
            <text:p>#DIV/0!</text:p>
          </table:table-cell>
          <table:table-cell table:formula="of:=[.J15]" office:value-type="float" office:value="0">
            <text:p>#DIV/0!</text:p>
          </table:table-cell>
          <table:table-cell table:formula="of:=[.K15]" office:value-type="float" office:value="0">
            <text:p>#DIV/0!</text:p>
          </table:table-cell>
          <table:table-cell table:formula="of:=[.L15]" office:value-type="float" office:value="0">
            <text:p>#DIV/0!</text:p>
          </table:table-cell>
          <table:table-cell table:formula="of:=[.M15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.bal_64</text:p>
          </table:table-cell>
          <table:table-cell table:formula="of:=[.I16]" office:value-type="float" office:value="0">
            <text:p>#DIV/0!</text:p>
          </table:table-cell>
          <table:table-cell table:formula="of:=[.J16]" office:value-type="float" office:value="0">
            <text:p>#DIV/0!</text:p>
          </table:table-cell>
          <table:table-cell table:formula="of:=[.K16]" office:value-type="float" office:value="0">
            <text:p>#DIV/0!</text:p>
          </table:table-cell>
          <table:table-cell table:formula="of:=[.L16]" office:value-type="float" office:value="0">
            <text:p>#DIV/0!</text:p>
          </table:table-cell>
          <table:table-cell table:formula="of:=[.M16]" office:value-type="float" office:value="0">
            <text:p>#DIV/0!</text:p>
          </table:table-cell>
          <table:table-cell table:number-columns-repeated="7"/>
        </table:table-row>
        <table:table-row table:style-name="ro1" table:number-rows-repeated="104850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shapes>
          <draw:frame draw:z-index="0" draw:style-name="gr1" svg:width="6.2988in" svg:height="3.5429in" svg:x="3.0969in" svg:y="6.1386in">
            <draw:object draw:notify-on-update-of-ranges="Sheet2.B36:Sheet2.D36 Sheet2.A37:Sheet2.A37 Sheet2.B37:Sheet2.D37 Sheet2.A38:Sheet2.A38 Sheet2.B38:Sheet2.D38 Sheet2.A39:Sheet2.A39 Sheet2.B39:Sheet2.D39 Sheet2.A40:Sheet2.A40 Sheet2.B40:Sheet2.D40 Sheet2.A41:Sheet2.A41 Sheet2.B41:Sheet2.D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7.6in" svg:height="4.4461in" svg:x="3.0504in" svg:y="11.0902in">
            <draw:object draw:notify-on-update-of-ranges="Sheet2.B58:Sheet2.D58 Sheet2.A59:Sheet2.A59 Sheet2.B59:Sheet2.D59 Sheet2.A60:Sheet2.A60 Sheet2.B60:Sheet2.D60 Sheet2.A61:Sheet2.A61 Sheet2.B61:Sheet2.D61 Sheet2.A62:Sheet2.A62 Sheet2.B62:Sheet2.D62 Sheet2.A63:Sheet2.A63 Sheet2.B63:Sheet2.D6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7.5197in" svg:height="4.452in" svg:x="3.0969in" svg:y="6.1386in">
            <draw:object draw:notify-on-update-of-ranges="Sheet2.B36:Sheet2.D36 Sheet2.A37:Sheet2.A37 Sheet2.B37:Sheet2.D37 Sheet2.A38:Sheet2.A38 Sheet2.B38:Sheet2.D38 Sheet2.A39:Sheet2.A39 Sheet2.B39:Sheet2.D39 Sheet2.A40:Sheet2.A40 Sheet2.B40:Sheet2.D40 Sheet2.A41:Sheet2.A41 Sheet2.B41:Sheet2.D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8.1976in" svg:height="4.7677in" svg:x="2.7276in" svg:y="15.8118in">
            <draw:object draw:notify-on-update-of-ranges="Sheet2.A94:Sheet2.A97 Sheet2.B93:Sheet2.B93 Sheet2.B94:Sheet2.B97 Sheet2.C93:Sheet2.C93 Sheet2.C94:Sheet2.C9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svg:width="8.152in" svg:height="4.7681in" svg:x="2.6933in" svg:y="20.7157in">
            <draw:object draw:notify-on-update-of-ranges="Sheet2.A124:Sheet2.A124 Sheet2.A125:Sheet2.A128 Sheet2.B124:Sheet2.B124 Sheet2.B125:Sheet2.B128 Sheet2.C124:Sheet2.C124 Sheet2.C125:Sheet2.C1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2"/>
          <table:table-cell table:style-name="ce10" office:value-type="string" table:number-columns-spanned="7" table:number-rows-spanned="1">
            <text:p>Sequential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2"/>
          <table:table-cell/>
          <table:table-cell table:style-name="ce5" table:number-columns-repeated="1012"/>
        </table:table-row>
        <table:table-row table:style-name="ro1">
          <table:table-cell/>
          <table:table-cell table:style-name="ce5" office:value-type="string">
            <text:p>2^11</text:p>
          </table:table-cell>
          <table:table-cell table:style-name="ce11" office:value-type="float" office:value="231">
            <text:p>231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88">
            <text:p>88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8">
            <text:p>108</text:p>
          </table:table-cell>
          <table:table-cell table:style-name="ce14" office:value-type="float" office:value="137">
            <text:p>137</text:p>
          </table:table-cell>
          <table:table-cell table:style-name="ce26"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2^15</text:p>
          </table:table-cell>
          <table:table-cell table:style-name="ce12" office:value-type="float" office:value="3719">
            <text:p>3719</text:p>
          </table:table-cell>
          <table:table-cell office:value-type="float" office:value="2611">
            <text:p>2611</text:p>
          </table:table-cell>
          <table:table-cell office:value-type="float" office:value="1207">
            <text:p>1207</text:p>
          </table:table-cell>
          <table:table-cell office:value-type="float" office:value="1212">
            <text:p>1212</text:p>
          </table:table-cell>
          <table:table-cell office:value-type="float" office:value="1261">
            <text:p>1261</text:p>
          </table:table-cell>
          <table:table-cell office:value-type="float" office:value="1367">
            <text:p>1367</text:p>
          </table:table-cell>
          <table:table-cell table:style-name="ce18" office:value-type="float" office:value="1372">
            <text:p>137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2^19</text:p>
          </table:table-cell>
          <table:table-cell table:style-name="ce12" office:value-type="float" office:value="40525">
            <text:p>40525</text:p>
          </table:table-cell>
          <table:table-cell office:value-type="float" office:value="25531">
            <text:p>25531</text:p>
          </table:table-cell>
          <table:table-cell office:value-type="float" office:value="18224">
            <text:p>18224</text:p>
          </table:table-cell>
          <table:table-cell office:value-type="float" office:value="17636">
            <text:p>17636</text:p>
          </table:table-cell>
          <table:table-cell office:value-type="float" office:value="16956">
            <text:p>16956</text:p>
          </table:table-cell>
          <table:table-cell office:value-type="float" office:value="14518">
            <text:p>14518</text:p>
          </table:table-cell>
          <table:table-cell table:style-name="ce18" office:value-type="float" office:value="11754">
            <text:p>11754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2^23</text:p>
          </table:table-cell>
          <table:table-cell table:style-name="ce12" office:value-type="float" office:value="612377">
            <text:p>612377</text:p>
          </table:table-cell>
          <table:table-cell office:value-type="float" office:value="451867">
            <text:p>451867</text:p>
          </table:table-cell>
          <table:table-cell office:value-type="float" office:value="335848">
            <text:p>335848</text:p>
          </table:table-cell>
          <table:table-cell office:value-type="float" office:value="471127">
            <text:p>471127</text:p>
          </table:table-cell>
          <table:table-cell office:value-type="float" office:value="414806">
            <text:p>414806</text:p>
          </table:table-cell>
          <table:table-cell office:value-type="float" office:value="353337">
            <text:p>353337</text:p>
          </table:table-cell>
          <table:table-cell table:style-name="ce18" office:value-type="float" office:value="301266">
            <text:p>301266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2^27</text:p>
          </table:table-cell>
          <table:table-cell table:style-name="ce13" office:value-type="float" office:value="9949660">
            <text:p>9.95E+006</text:p>
          </table:table-cell>
          <table:table-cell table:style-name="ce15" office:value-type="float" office:value="7239680">
            <text:p>7.24E+006</text:p>
          </table:table-cell>
          <table:table-cell table:style-name="ce15" office:value-type="float" office:value="5490530">
            <text:p>5.49E+006</text:p>
          </table:table-cell>
          <table:table-cell table:style-name="ce15" office:value-type="float" office:value="7294510">
            <text:p>7.29E+006</text:p>
          </table:table-cell>
          <table:table-cell table:style-name="ce15" office:value-type="float" office:value="6734380">
            <text:p>6.73E+006</text:p>
          </table:table-cell>
          <table:table-cell table:style-name="ce15" office:value-type="float" office:value="5774230">
            <text:p>5.77E+006</text:p>
          </table:table-cell>
          <table:table-cell table:style-name="ce27" office:value-type="float" office:value="4718100">
            <text:p>4.72E+00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style-name="ce10" office:value-type="string" table:number-columns-spanned="3" table:number-rows-spanned="1">
            <text:p>OpenMP</text:p>
          </table:table-cell>
          <table:covered-table-cell table:number-columns-repeated="2" table:style-name="ce16"/>
          <table:table-cell table:style-name="ce20" office:value-type="string" table:number-columns-spanned="4" table:number-rows-spanned="1">
            <text:p>Speedups</text:p>
          </table:table-cell>
          <table:covered-table-cell table:number-columns-repeated="3" table:style-name="ce5"/>
          <table:table-cell table:style-name="ce16"/>
          <table:table-cell table:style-name="ce10" office:value-type="string" table:number-columns-spanned="7" table:number-rows-spanned="1">
            <text:p>TBB</text:p>
          </table:table-cell>
          <table:covered-table-cell table:number-columns-repeated="2" table:style-name="ce16"/>
          <table:covered-table-cell table:style-name="ce10"/>
          <table:covered-table-cell table:number-columns-repeated="3" table:style-name="ce16"/>
          <table:table-cell table:style-name="ce20" office:value-type="string" table:number-columns-spanned="7" table:number-rows-spanned="1">
            <text:p>Speedups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6" office:value-type="string" table:number-columns-spanned="1" table:number-rows-spanned="6">
            <text:p>4 Threads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31"/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1</text:p>
          </table:table-cell>
          <table:table-cell table:style-name="ce11" office:value-type="float" office:value="3954">
            <text:p>3954</text:p>
          </table:table-cell>
          <table:table-cell table:style-name="ce14" office:value-type="float" office:value="1895">
            <text:p>1895</text:p>
          </table:table-cell>
          <table:table-cell table:style-name="ce17" office:value-type="float" office:value="1561.8">
            <text:p>1.56E+003</text:p>
          </table:table-cell>
          <table:table-cell/>
          <table:table-cell table:style-name="ce21" table:formula="of:=[.C3]/[.C11]" office:value-type="float" office:value="0.0584218512898331">
            <text:p>0.06</text:p>
          </table:table-cell>
          <table:table-cell table:style-name="ce24" table:formula="of:=[.E3]/[.D11]" office:value-type="float" office:value="0.0464379947229551">
            <text:p>0.05</text:p>
          </table:table-cell>
          <table:table-cell table:style-name="ce28" table:formula="of:=[.I3]/[.E11]" office:value-type="float" office:value="0.106927903700858">
            <text:p>0.11</text:p>
          </table:table-cell>
          <table:table-cell table:style-name="ce31"/>
          <table:table-cell table:style-name="ce33" office:value-type="float" office:value="2142.2">
            <text:p>2142.2</text:p>
          </table:table-cell>
          <table:table-cell table:style-name="ce36" office:value-type="float" office:value="1412.6">
            <text:p>1412.6</text:p>
          </table:table-cell>
          <table:table-cell table:style-name="ce36" office:value-type="float" office:value="1469.8">
            <text:p>1469.8</text:p>
          </table:table-cell>
          <table:table-cell table:style-name="ce36" office:value-type="float" office:value="1562.2">
            <text:p>1562.2</text:p>
          </table:table-cell>
          <table:table-cell table:style-name="ce36" office:value-type="float" office:value="1150.8">
            <text:p>1150.8</text:p>
          </table:table-cell>
          <table:table-cell table:style-name="ce36" office:value-type="float" office:value="1282">
            <text:p>1282</text:p>
          </table:table-cell>
          <table:table-cell table:style-name="ce40" office:value-type="float" office:value="1299.8">
            <text:p>1.30E+003</text:p>
          </table:table-cell>
          <table:table-cell table:style-name="ce43" table:formula="of:=[.C3]/[.K11]" office:value-type="float" office:value="0.107833068807768">
            <text:p>0.11</text:p>
          </table:table-cell>
          <table:table-cell table:style-name="ce46" table:formula="of:=[.D3]/[.L11]" office:value-type="float" office:value="0.127424607107461">
            <text:p>0.13</text:p>
          </table:table-cell>
          <table:table-cell table:style-name="ce46" table:formula="of:=[.E3]/[.M11]" office:value-type="float" office:value="0.0598720914410124">
            <text:p>0.06</text:p>
          </table:table-cell>
          <table:table-cell table:style-name="ce46" table:formula="of:=[.F3]/[.N11]" office:value-type="float" office:value="0.0640122903597491">
            <text:p>0.06</text:p>
          </table:table-cell>
          <table:table-cell table:style-name="ce46" table:formula="of:=[.G3]/[.O11]" office:value-type="float" office:value="0.0938477580813347">
            <text:p>0.09</text:p>
          </table:table-cell>
          <table:table-cell table:style-name="ce46" table:formula="of:=[.H3]/[.P11]" office:value-type="float" office:value="0.106864274570983">
            <text:p>0.11</text:p>
          </table:table-cell>
          <table:table-cell table:style-name="ce49" table:formula="of:=[.I3]/[.Q11]" office:value-type="float" office:value="0.128481304816126">
            <text:p>0.13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5</text:p>
          </table:table-cell>
          <table:table-cell table:style-name="ce12" office:value-type="float" office:value="15920.8">
            <text:p>15920.8</text:p>
          </table:table-cell>
          <table:table-cell office:value-type="float" office:value="6689.6">
            <text:p>6689.6</text:p>
          </table:table-cell>
          <table:table-cell table:style-name="ce18" office:value-type="float" office:value="4024.4">
            <text:p>4024.4</text:p>
          </table:table-cell>
          <table:table-cell/>
          <table:table-cell table:style-name="ce22" table:formula="of:=[.C4]/[.C12]" office:value-type="float" office:value="0.233593789256821">
            <text:p>0.23</text:p>
          </table:table-cell>
          <table:table-cell table:style-name="ce8" table:formula="of:=[.E4]/[.D12]" office:value-type="float" office:value="0.180429323128438">
            <text:p>0.18</text:p>
          </table:table-cell>
          <table:table-cell table:style-name="ce29" table:formula="of:=[.I4]/[.E12]" office:value-type="float" office:value="0.34092038564755">
            <text:p>0.34</text:p>
          </table:table-cell>
          <table:table-cell table:style-name="ce31"/>
          <table:table-cell table:style-name="ce34" office:value-type="float" office:value="14413.2">
            <text:p>14413.2</text:p>
          </table:table-cell>
          <table:table-cell table:style-name="ce37" office:value-type="float" office:value="8858.6">
            <text:p>8858.6</text:p>
          </table:table-cell>
          <table:table-cell table:style-name="ce37" office:value-type="float" office:value="6586">
            <text:p>6586</text:p>
          </table:table-cell>
          <table:table-cell table:style-name="ce37" office:value-type="float" office:value="3908">
            <text:p>3908</text:p>
          </table:table-cell>
          <table:table-cell table:style-name="ce37" office:value-type="float" office:value="3840.8">
            <text:p>3840.8</text:p>
          </table:table-cell>
          <table:table-cell table:style-name="ce37" office:value-type="float" office:value="3368.4">
            <text:p>3368.4</text:p>
          </table:table-cell>
          <table:table-cell table:style-name="ce41" office:value-type="float" office:value="3949.2">
            <text:p>3949.2</text:p>
          </table:table-cell>
          <table:table-cell table:style-name="ce44" table:formula="of:=[.C4]/[.K12]" office:value-type="float" office:value="0.258027363805401">
            <text:p>0.26</text:p>
          </table:table-cell>
          <table:table-cell table:style-name="ce47" table:formula="of:=[.D4]/[.L12]" office:value-type="float" office:value="0.29474183279525">
            <text:p>0.29</text:p>
          </table:table-cell>
          <table:table-cell table:style-name="ce47" table:formula="of:=[.E4]/[.M12]" office:value-type="float" office:value="0.183267537200121">
            <text:p>0.18</text:p>
          </table:table-cell>
          <table:table-cell table:style-name="ce47" table:formula="of:=[.F4]/[.N12]" office:value-type="float" office:value="0.310133060388946">
            <text:p>0.31</text:p>
          </table:table-cell>
          <table:table-cell table:style-name="ce47" table:formula="of:=[.G4]/[.O12]" office:value-type="float" office:value="0.328317017288065">
            <text:p>0.33</text:p>
          </table:table-cell>
          <table:table-cell table:style-name="ce47" table:formula="of:=[.H4]/[.P12]" office:value-type="float" office:value="0.405830661441634">
            <text:p>0.41</text:p>
          </table:table-cell>
          <table:table-cell table:style-name="ce50" table:formula="of:=[.I4]/[.Q12]" office:value-type="float" office:value="0.347412134103109">
            <text:p>0.35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9</text:p>
          </table:table-cell>
          <table:table-cell table:style-name="ce12" office:value-type="float" office:value="194967">
            <text:p>194967</text:p>
          </table:table-cell>
          <table:table-cell office:value-type="float" office:value="78572">
            <text:p>78572</text:p>
          </table:table-cell>
          <table:table-cell table:style-name="ce18" office:value-type="float" office:value="31740.2">
            <text:p>31740.2</text:p>
          </table:table-cell>
          <table:table-cell/>
          <table:table-cell table:style-name="ce22" table:formula="of:=[.C5]/[.C13]" office:value-type="float" office:value="0.207855688398549">
            <text:p>0.21</text:p>
          </table:table-cell>
          <table:table-cell table:style-name="ce8" table:formula="of:=[.E5]/[.D13]" office:value-type="float" office:value="0.231940131344499">
            <text:p>0.23</text:p>
          </table:table-cell>
          <table:table-cell table:style-name="ce29" table:formula="of:=[.I5]/[.E13]" office:value-type="float" office:value="0.370319027605371">
            <text:p>0.37</text:p>
          </table:table-cell>
          <table:table-cell table:style-name="ce31"/>
          <table:table-cell table:style-name="ce34" office:value-type="float" office:value="188352">
            <text:p>188352</text:p>
          </table:table-cell>
          <table:table-cell table:style-name="ce37" office:value-type="float" office:value="106603">
            <text:p>106603</text:p>
          </table:table-cell>
          <table:table-cell table:style-name="ce37" office:value-type="float" office:value="72418.8">
            <text:p>72418.8</text:p>
          </table:table-cell>
          <table:table-cell table:style-name="ce37" office:value-type="float" office:value="46721.2">
            <text:p>46721.2</text:p>
          </table:table-cell>
          <table:table-cell table:style-name="ce37" office:value-type="float" office:value="37046.6">
            <text:p>37046.6</text:p>
          </table:table-cell>
          <table:table-cell table:style-name="ce37" office:value-type="float" office:value="29454.8">
            <text:p>29454.8</text:p>
          </table:table-cell>
          <table:table-cell table:style-name="ce41" office:value-type="float" office:value="28675.2">
            <text:p>28675.2</text:p>
          </table:table-cell>
          <table:table-cell table:style-name="ce44" table:formula="of:=[.C5]/[.K13]" office:value-type="float" office:value="0.215155665987088">
            <text:p>0.22</text:p>
          </table:table-cell>
          <table:table-cell table:style-name="ce47" table:formula="of:=[.D5]/[.L13]" office:value-type="float" office:value="0.2394960742193">
            <text:p>0.24</text:p>
          </table:table-cell>
          <table:table-cell table:style-name="ce47" table:formula="of:=[.E5]/[.M13]" office:value-type="float" office:value="0.251647362287141">
            <text:p>0.25</text:p>
          </table:table-cell>
          <table:table-cell table:style-name="ce47" table:formula="of:=[.F5]/[.N13]" office:value-type="float" office:value="0.37747318133952">
            <text:p>0.38</text:p>
          </table:table-cell>
          <table:table-cell table:style-name="ce47" table:formula="of:=[.G5]/[.O13]" office:value-type="float" office:value="0.457693823454784">
            <text:p>0.46</text:p>
          </table:table-cell>
          <table:table-cell table:style-name="ce47" table:formula="of:=[.H5]/[.P13]" office:value-type="float" office:value="0.492890802178253">
            <text:p>0.49</text:p>
          </table:table-cell>
          <table:table-cell table:style-name="ce50" table:formula="of:=[.I5]/[.Q13]" office:value-type="float" office:value="0.409901238701038">
            <text:p>0.41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23</text:p>
          </table:table-cell>
          <table:table-cell table:style-name="ce12" office:value-type="float" office:value="3038862">
            <text:p>3038862</text:p>
          </table:table-cell>
          <table:table-cell office:value-type="float" office:value="1187812">
            <text:p>1187812</text:p>
          </table:table-cell>
          <table:table-cell table:style-name="ce18" office:value-type="float" office:value="326197">
            <text:p>326197</text:p>
          </table:table-cell>
          <table:table-cell/>
          <table:table-cell table:style-name="ce22" table:formula="of:=[.C6]/[.C14]" office:value-type="float" office:value="0.201515238270116">
            <text:p>0.20</text:p>
          </table:table-cell>
          <table:table-cell table:style-name="ce8" table:formula="of:=[.E6]/[.D14]" office:value-type="float" office:value="0.282745080871384">
            <text:p>0.28</text:p>
          </table:table-cell>
          <table:table-cell table:style-name="ce29" table:formula="of:=[.I6]/[.E14]" office:value-type="float" office:value="0.923570725665779">
            <text:p>0.92</text:p>
          </table:table-cell>
          <table:table-cell table:style-name="ce31"/>
          <table:table-cell table:style-name="ce34" office:value-type="float" office:value="3013446">
            <text:p>3013446</text:p>
          </table:table-cell>
          <table:table-cell table:style-name="ce37" office:value-type="float" office:value="1729054">
            <text:p>1729054</text:p>
          </table:table-cell>
          <table:table-cell table:style-name="ce37" office:value-type="float" office:value="1099512">
            <text:p>1099512</text:p>
          </table:table-cell>
          <table:table-cell table:style-name="ce37" office:value-type="float" office:value="679452">
            <text:p>679452</text:p>
          </table:table-cell>
          <table:table-cell table:style-name="ce37" office:value-type="float" office:value="477460">
            <text:p>477460</text:p>
          </table:table-cell>
          <table:table-cell table:style-name="ce37" office:value-type="float" office:value="366809">
            <text:p>366809</text:p>
          </table:table-cell>
          <table:table-cell table:style-name="ce41" office:value-type="float" office:value="309028">
            <text:p>309028</text:p>
          </table:table-cell>
          <table:table-cell table:style-name="ce44" table:formula="of:=[.C6]/[.K14]" office:value-type="float" office:value="0.203214857674569">
            <text:p>0.20</text:p>
          </table:table-cell>
          <table:table-cell table:style-name="ce47" table:formula="of:=[.D6]/[.L14]" office:value-type="float" office:value="0.261337702581874">
            <text:p>0.26</text:p>
          </table:table-cell>
          <table:table-cell table:style-name="ce47" table:formula="of:=[.E6]/[.M14]" office:value-type="float" office:value="0.305451873194654">
            <text:p>0.31</text:p>
          </table:table-cell>
          <table:table-cell table:style-name="ce47" table:formula="of:=[.F6]/[.N14]" office:value-type="float" office:value="0.69339261640263">
            <text:p>0.69</text:p>
          </table:table-cell>
          <table:table-cell table:style-name="ce47" table:formula="of:=[.G6]/[.O14]" office:value-type="float" office:value="0.868776442005613">
            <text:p>0.87</text:p>
          </table:table-cell>
          <table:table-cell table:style-name="ce47" table:formula="of:=[.H6]/[.P14]" office:value-type="float" office:value="0.96327243878967">
            <text:p>0.96</text:p>
          </table:table-cell>
          <table:table-cell table:style-name="ce50" table:formula="of:=[.I6]/[.Q14]" office:value-type="float" office:value="0.97488253491593">
            <text:p>0.97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27</text:p>
          </table:table-cell>
          <table:table-cell table:style-name="ce13" office:value-type="float" office:value="49244580">
            <text:p>4.92E+007</text:p>
          </table:table-cell>
          <table:table-cell table:style-name="ce15" office:value-type="float" office:value="19533900">
            <text:p>1.95E+007</text:p>
          </table:table-cell>
          <table:table-cell table:style-name="ce19" office:value-type="float" office:value="5069248">
            <text:p>5069248</text:p>
          </table:table-cell>
          <table:table-cell/>
          <table:table-cell table:style-name="ce23" table:formula="of:=[.C7]/[.C15]" office:value-type="float" office:value="0.202045788592369">
            <text:p>0.20</text:p>
          </table:table-cell>
          <table:table-cell table:style-name="ce25" table:formula="of:=[.E7]/[.D15]" office:value-type="float" office:value="0.281076999472711">
            <text:p>0.28</text:p>
          </table:table-cell>
          <table:table-cell table:style-name="ce30" table:formula="of:=[.I7]/[.E15]" office:value-type="float" office:value="0.930729765046019">
            <text:p>0.93</text:p>
          </table:table-cell>
          <table:table-cell table:style-name="ce31"/>
          <table:table-cell table:style-name="ce35" office:value-type="float" office:value="48280620">
            <text:p>4.83E+007</text:p>
          </table:table-cell>
          <table:table-cell table:style-name="ce38" office:value-type="float" office:value="26977300">
            <text:p>2.70E+007</text:p>
          </table:table-cell>
          <table:table-cell table:style-name="ce38" office:value-type="float" office:value="18213320">
            <text:p>1.82E+007</text:p>
          </table:table-cell>
          <table:table-cell table:style-name="ce38" office:value-type="float" office:value="10962260">
            <text:p>1.10E+007</text:p>
          </table:table-cell>
          <table:table-cell table:style-name="ce38" office:value-type="float" office:value="7934670">
            <text:p>7.93E+006</text:p>
          </table:table-cell>
          <table:table-cell table:style-name="ce38" office:value-type="float" office:value="5833316">
            <text:p>5.83E+006</text:p>
          </table:table-cell>
          <table:table-cell table:style-name="ce42" office:value-type="float" office:value="4837044">
            <text:p>4837044</text:p>
          </table:table-cell>
          <table:table-cell table:style-name="ce45" table:formula="of:=[.C7]/[.K15]" office:value-type="float" office:value="0.20607978936476">
            <text:p>0.21</text:p>
          </table:table-cell>
          <table:table-cell table:style-name="ce48" table:formula="of:=[.D7]/[.L15]" office:value-type="float" office:value="0.268361919094943">
            <text:p>0.27</text:p>
          </table:table-cell>
          <table:table-cell table:style-name="ce48" table:formula="of:=[.E7]/[.M15]" office:value-type="float" office:value="0.301456845868848">
            <text:p>0.30</text:p>
          </table:table-cell>
          <table:table-cell table:style-name="ce48" table:formula="of:=[.F7]/[.N15]" office:value-type="float" office:value="0.665420269178071">
            <text:p>0.67</text:p>
          </table:table-cell>
          <table:table-cell table:style-name="ce48" table:formula="of:=[.G7]/[.O15]" office:value-type="float" office:value="0.848728428529479">
            <text:p>0.85</text:p>
          </table:table-cell>
          <table:table-cell table:style-name="ce48" table:formula="of:=[.H7]/[.P15]" office:value-type="float" office:value="0.989870941330797">
            <text:p>0.99</text:p>
          </table:table-cell>
          <table:table-cell table:style-name="ce51" table:formula="of:=[.I7]/[.Q15]" office:value-type="float" office:value="0.975409775060967">
            <text:p>0.98</text:p>
          </table:table-cell>
          <table:table-cell table:number-columns-repeated="1000"/>
        </table:table-row>
        <table:table-row table:style-name="ro1">
          <table:table-cell table:style-name="ce6" office:value-type="string" table:number-columns-spanned="1" table:number-rows-spanned="6">
            <text:p>8 Threads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31"/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1</text:p>
          </table:table-cell>
          <table:table-cell table:style-name="ce11" office:value-type="float" office:value="2918.2">
            <text:p>2918.2</text:p>
          </table:table-cell>
          <table:table-cell table:style-name="ce14" office:value-type="float" office:value="2646.6">
            <text:p>2646.6</text:p>
          </table:table-cell>
          <table:table-cell table:style-name="ce17" office:value-type="float" office:value="2238.4">
            <text:p>2.24E+003</text:p>
          </table:table-cell>
          <table:table-cell/>
          <table:table-cell table:style-name="ce21" table:formula="of:=[.C3]/[.C17]" office:value-type="float" office:value="0.0791583853060106">
            <text:p>0.08</text:p>
          </table:table-cell>
          <table:table-cell table:style-name="ce24" table:formula="of:=[.E3]/[.D17]" office:value-type="float" office:value="0.0332502078137988">
            <text:p>0.03</text:p>
          </table:table-cell>
          <table:table-cell table:style-name="ce28" table:formula="of:=[.I3]/[.E17]" office:value-type="float" office:value="0.0746068620443174">
            <text:p>0.07</text:p>
          </table:table-cell>
          <table:table-cell table:style-name="ce31"/>
          <table:table-cell table:style-name="ce33" office:value-type="float" office:value="3606.8">
            <text:p>3606.8</text:p>
          </table:table-cell>
          <table:table-cell table:style-name="ce36" office:value-type="float" office:value="2524.6">
            <text:p>2524.6</text:p>
          </table:table-cell>
          <table:table-cell table:style-name="ce36" office:value-type="float" office:value="2681.8">
            <text:p>2681.8</text:p>
          </table:table-cell>
          <table:table-cell table:style-name="ce36" office:value-type="float" office:value="1892">
            <text:p>1892</text:p>
          </table:table-cell>
          <table:table-cell table:style-name="ce36" office:value-type="float" office:value="2782.4">
            <text:p>2782.4</text:p>
          </table:table-cell>
          <table:table-cell table:style-name="ce36" office:value-type="float" office:value="3017.2">
            <text:p>3017.2</text:p>
          </table:table-cell>
          <table:table-cell table:style-name="ce40" office:value-type="float" office:value="1886.6">
            <text:p>1.89E+003</text:p>
          </table:table-cell>
          <table:table-cell table:style-name="ce43" table:formula="of:=[.C3]/[.K17]" office:value-type="float" office:value="0.0640456914716646">
            <text:p>0.06</text:p>
          </table:table-cell>
          <table:table-cell table:style-name="ce46" table:formula="of:=[.D3]/[.L17]" office:value-type="float" office:value="0.0712984235126357">
            <text:p>0.07</text:p>
          </table:table-cell>
          <table:table-cell table:style-name="ce46" table:formula="of:=[.E3]/[.M17]" office:value-type="float" office:value="0.0328137817883511">
            <text:p>0.03</text:p>
          </table:table-cell>
          <table:table-cell table:style-name="ce46" table:formula="of:=[.F3]/[.N17]" office:value-type="float" office:value="0.0528541226215645">
            <text:p>0.05</text:p>
          </table:table-cell>
          <table:table-cell table:style-name="ce46" table:formula="of:=[.G3]/[.O17]" office:value-type="float" office:value="0.0388154111558367">
            <text:p>0.04</text:p>
          </table:table-cell>
          <table:table-cell table:style-name="ce46" table:formula="of:=[.H3]/[.P17]" office:value-type="float" office:value="0.0454063370011932">
            <text:p>0.05</text:p>
          </table:table-cell>
          <table:table-cell table:style-name="ce49" table:formula="of:=[.I3]/[.Q17]" office:value-type="float" office:value="0.088519028940952">
            <text:p>0.09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5</text:p>
          </table:table-cell>
          <table:table-cell table:style-name="ce12" office:value-type="float" office:value="8095">
            <text:p>8095</text:p>
          </table:table-cell>
          <table:table-cell office:value-type="float" office:value="7978.6">
            <text:p>7978.6</text:p>
          </table:table-cell>
          <table:table-cell table:style-name="ce18" office:value-type="float" office:value="5229.4">
            <text:p>5229.4</text:p>
          </table:table-cell>
          <table:table-cell/>
          <table:table-cell table:style-name="ce22" table:formula="of:=[.C4]/[.C18]" office:value-type="float" office:value="0.459419394688079">
            <text:p>0.46</text:p>
          </table:table-cell>
          <table:table-cell table:style-name="ce8" table:formula="of:=[.E4]/[.D18]" office:value-type="float" office:value="0.151279673125611">
            <text:p>0.15</text:p>
          </table:table-cell>
          <table:table-cell table:style-name="ce29" table:formula="of:=[.I4]/[.E18]" office:value-type="float" office:value="0.262362794966918">
            <text:p>0.26</text:p>
          </table:table-cell>
          <table:table-cell table:style-name="ce31"/>
          <table:table-cell table:style-name="ce34" office:value-type="float" office:value="7084.8">
            <text:p>7084.8</text:p>
          </table:table-cell>
          <table:table-cell table:style-name="ce37" office:value-type="float" office:value="10176.6">
            <text:p>10176.6</text:p>
          </table:table-cell>
          <table:table-cell table:style-name="ce37" office:value-type="float" office:value="6968.4">
            <text:p>6968.4</text:p>
          </table:table-cell>
          <table:table-cell table:style-name="ce37" office:value-type="float" office:value="6270">
            <text:p>6270</text:p>
          </table:table-cell>
          <table:table-cell table:style-name="ce37" office:value-type="float" office:value="4977">
            <text:p>4977</text:p>
          </table:table-cell>
          <table:table-cell table:style-name="ce37" office:value-type="float" office:value="5357.6">
            <text:p>5357.6</text:p>
          </table:table-cell>
          <table:table-cell table:style-name="ce41" office:value-type="float" office:value="4804.8">
            <text:p>4804.8</text:p>
          </table:table-cell>
          <table:table-cell table:style-name="ce44" table:formula="of:=[.C4]/[.K18]" office:value-type="float" office:value="0.524926603432701">
            <text:p>0.52</text:p>
          </table:table-cell>
          <table:table-cell table:style-name="ce47" table:formula="of:=[.D4]/[.L18]" office:value-type="float" office:value="0.256568991608199">
            <text:p>0.26</text:p>
          </table:table-cell>
          <table:table-cell table:style-name="ce47" table:formula="of:=[.E4]/[.M18]" office:value-type="float" office:value="0.173210493083061">
            <text:p>0.17</text:p>
          </table:table-cell>
          <table:table-cell table:style-name="ce47" table:formula="of:=[.F4]/[.N18]" office:value-type="float" office:value="0.193301435406699">
            <text:p>0.19</text:p>
          </table:table-cell>
          <table:table-cell table:style-name="ce47" table:formula="of:=[.G4]/[.O18]" office:value-type="float" office:value="0.253365481213582">
            <text:p>0.25</text:p>
          </table:table-cell>
          <table:table-cell table:style-name="ce47" table:formula="of:=[.H4]/[.P18]" office:value-type="float" office:value="0.255151560400179">
            <text:p>0.26</text:p>
          </table:table-cell>
          <table:table-cell table:style-name="ce50" table:formula="of:=[.I4]/[.Q18]" office:value-type="float" office:value="0.285547785547786">
            <text:p>0.29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9</text:p>
          </table:table-cell>
          <table:table-cell table:style-name="ce12" office:value-type="float" office:value="78230">
            <text:p>78230</text:p>
          </table:table-cell>
          <table:table-cell office:value-type="float" office:value="69991">
            <text:p>69991</text:p>
          </table:table-cell>
          <table:table-cell table:style-name="ce18" office:value-type="float" office:value="30233.8">
            <text:p>30233.8</text:p>
          </table:table-cell>
          <table:table-cell/>
          <table:table-cell table:style-name="ce22" table:formula="of:=[.C5]/[.C19]" office:value-type="float" office:value="0.518023776044995">
            <text:p>0.52</text:p>
          </table:table-cell>
          <table:table-cell table:style-name="ce8" table:formula="of:=[.E5]/[.D19]" office:value-type="float" office:value="0.260376334100099">
            <text:p>0.26</text:p>
          </table:table-cell>
          <table:table-cell table:style-name="ce29" table:formula="of:=[.I5]/[.E19]" office:value-type="float" office:value="0.388770184363196">
            <text:p>0.39</text:p>
          </table:table-cell>
          <table:table-cell table:style-name="ce31"/>
          <table:table-cell table:style-name="ce34" office:value-type="float" office:value="71419.2">
            <text:p>71419.2</text:p>
          </table:table-cell>
          <table:table-cell table:style-name="ce37" office:value-type="float" office:value="109821">
            <text:p>109821</text:p>
          </table:table-cell>
          <table:table-cell table:style-name="ce37" office:value-type="float" office:value="65035">
            <text:p>65035</text:p>
          </table:table-cell>
          <table:table-cell table:style-name="ce37" office:value-type="float" office:value="45761.6">
            <text:p>45761.6</text:p>
          </table:table-cell>
          <table:table-cell table:style-name="ce37" office:value-type="float" office:value="34776.6">
            <text:p>34776.6</text:p>
          </table:table-cell>
          <table:table-cell table:style-name="ce37" office:value-type="float" office:value="26639.4">
            <text:p>26639.4</text:p>
          </table:table-cell>
          <table:table-cell table:style-name="ce41" office:value-type="float" office:value="23675.8">
            <text:p>23675.8</text:p>
          </table:table-cell>
          <table:table-cell table:style-name="ce44" table:formula="of:=[.C5]/[.K19]" office:value-type="float" office:value="0.567424446087327">
            <text:p>0.57</text:p>
          </table:table-cell>
          <table:table-cell table:style-name="ce47" table:formula="of:=[.D5]/[.L19]" office:value-type="float" office:value="0.232478305606396">
            <text:p>0.23</text:p>
          </table:table-cell>
          <table:table-cell table:style-name="ce47" table:formula="of:=[.E5]/[.M19]" office:value-type="float" office:value="0.280218343968632">
            <text:p>0.28</text:p>
          </table:table-cell>
          <table:table-cell table:style-name="ce47" table:formula="of:=[.F5]/[.N19]" office:value-type="float" office:value="0.385388622775427">
            <text:p>0.39</text:p>
          </table:table-cell>
          <table:table-cell table:style-name="ce47" table:formula="of:=[.G5]/[.O19]" office:value-type="float" office:value="0.487569227584065">
            <text:p>0.49</text:p>
          </table:table-cell>
          <table:table-cell table:style-name="ce47" table:formula="of:=[.H5]/[.P19]" office:value-type="float" office:value="0.544982244344843">
            <text:p>0.54</text:p>
          </table:table-cell>
          <table:table-cell table:style-name="ce50" table:formula="of:=[.I5]/[.Q19]" office:value-type="float" office:value="0.496456297147298">
            <text:p>0.50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23</text:p>
          </table:table-cell>
          <table:table-cell table:style-name="ce12" office:value-type="float" office:value="1210000">
            <text:p>1210000</text:p>
          </table:table-cell>
          <table:table-cell office:value-type="float" office:value="1017218">
            <text:p>1017218</text:p>
          </table:table-cell>
          <table:table-cell table:style-name="ce18" office:value-type="float" office:value="256974">
            <text:p>256974</text:p>
          </table:table-cell>
          <table:table-cell/>
          <table:table-cell table:style-name="ce22" table:formula="of:=[.C6]/[.C20]" office:value-type="float" office:value="0.506096694214876">
            <text:p>0.51</text:p>
          </table:table-cell>
          <table:table-cell table:style-name="ce8" table:formula="of:=[.E6]/[.D20]" office:value-type="float" office:value="0.330163249175693">
            <text:p>0.33</text:p>
          </table:table-cell>
          <table:table-cell table:style-name="ce29" table:formula="of:=[.I6]/[.E20]" office:value-type="float" office:value="1.17235984963459">
            <text:p>1.17</text:p>
          </table:table-cell>
          <table:table-cell table:style-name="ce31"/>
          <table:table-cell table:style-name="ce34" office:value-type="float" office:value="1185798">
            <text:p>1185798</text:p>
          </table:table-cell>
          <table:table-cell table:style-name="ce37" office:value-type="float" office:value="1706536">
            <text:p>1706536</text:p>
          </table:table-cell>
          <table:table-cell table:style-name="ce37" office:value-type="float" office:value="1027606">
            <text:p>1027606</text:p>
          </table:table-cell>
          <table:table-cell table:style-name="ce37" office:value-type="float" office:value="697548">
            <text:p>697548</text:p>
          </table:table-cell>
          <table:table-cell table:style-name="ce37" office:value-type="float" office:value="434351">
            <text:p>434351</text:p>
          </table:table-cell>
          <table:table-cell table:style-name="ce37" office:value-type="float" office:value="305052">
            <text:p>305052</text:p>
          </table:table-cell>
          <table:table-cell table:style-name="ce41" office:value-type="float" office:value="234124">
            <text:p>234124</text:p>
          </table:table-cell>
          <table:table-cell table:style-name="ce44" table:formula="of:=[.C6]/[.K20]" office:value-type="float" office:value="0.516426069195597">
            <text:p>0.52</text:p>
          </table:table-cell>
          <table:table-cell table:style-name="ce47" table:formula="of:=[.D6]/[.L20]" office:value-type="float" office:value="0.264786092997745">
            <text:p>0.26</text:p>
          </table:table-cell>
          <table:table-cell table:style-name="ce47" table:formula="of:=[.E6]/[.M20]" office:value-type="float" office:value="0.326825651076385">
            <text:p>0.33</text:p>
          </table:table-cell>
          <table:table-cell table:style-name="ce47" table:formula="of:=[.F6]/[.N20]" office:value-type="float" office:value="0.675404416613624">
            <text:p>0.68</text:p>
          </table:table-cell>
          <table:table-cell table:style-name="ce47" table:formula="of:=[.G6]/[.O20]" office:value-type="float" office:value="0.955001830316956">
            <text:p>0.96</text:p>
          </table:table-cell>
          <table:table-cell table:style-name="ce47" table:formula="of:=[.H6]/[.P20]" office:value-type="float" office:value="1.15828448920184">
            <text:p>1.16</text:p>
          </table:table-cell>
          <table:table-cell table:style-name="ce50" table:formula="of:=[.I6]/[.Q20]" office:value-type="float" office:value="1.28677965522544">
            <text:p>1.29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27</text:p>
          </table:table-cell>
          <table:table-cell table:style-name="ce13" office:value-type="float" office:value="19005520">
            <text:p>1.90E+007</text:p>
          </table:table-cell>
          <table:table-cell table:style-name="ce15" office:value-type="float" office:value="17200360">
            <text:p>1.72E+007</text:p>
          </table:table-cell>
          <table:table-cell table:style-name="ce19" office:value-type="float" office:value="3889194">
            <text:p>3889194</text:p>
          </table:table-cell>
          <table:table-cell/>
          <table:table-cell table:style-name="ce23" table:formula="of:=[.C7]/[.C21]" office:value-type="float" office:value="0.523514221131545">
            <text:p>0.52</text:p>
          </table:table-cell>
          <table:table-cell table:style-name="ce25" table:formula="of:=[.E7]/[.D21]" office:value-type="float" office:value="0.319210179321828">
            <text:p>0.32</text:p>
          </table:table-cell>
          <table:table-cell table:style-name="ce30" table:formula="of:=[.I7]/[.E21]" office:value-type="float" office:value="1.21313053552998">
            <text:p>1.21</text:p>
          </table:table-cell>
          <table:table-cell table:style-name="ce31"/>
          <table:table-cell table:style-name="ce35" office:value-type="float" office:value="19909120">
            <text:p>1.99E+007</text:p>
          </table:table-cell>
          <table:table-cell table:style-name="ce38" office:value-type="float" office:value="27913320">
            <text:p>2.79E+007</text:p>
          </table:table-cell>
          <table:table-cell table:style-name="ce38" office:value-type="float" office:value="16302580">
            <text:p>1.63E+007</text:p>
          </table:table-cell>
          <table:table-cell table:style-name="ce38" office:value-type="float" office:value="11135860">
            <text:p>1.11E+007</text:p>
          </table:table-cell>
          <table:table-cell table:style-name="ce38" office:value-type="float" office:value="7358208">
            <text:p>7.36E+006</text:p>
          </table:table-cell>
          <table:table-cell table:style-name="ce38" office:value-type="float" office:value="4927992">
            <text:p>4.93E+006</text:p>
          </table:table-cell>
          <table:table-cell table:style-name="ce42" office:value-type="float" office:value="3628950">
            <text:p>3628950</text:p>
          </table:table-cell>
          <table:table-cell table:style-name="ce45" table:formula="of:=[.C7]/[.K21]" office:value-type="float" office:value="0.499753881638164">
            <text:p>0.50</text:p>
          </table:table-cell>
          <table:table-cell table:style-name="ce48" table:formula="of:=[.D7]/[.L21]" office:value-type="float" office:value="0.259362913476433">
            <text:p>0.26</text:p>
          </table:table-cell>
          <table:table-cell table:style-name="ce48" table:formula="of:=[.E7]/[.M21]" office:value-type="float" office:value="0.336789023577863">
            <text:p>0.34</text:p>
          </table:table-cell>
          <table:table-cell table:style-name="ce48" table:formula="of:=[.F7]/[.N21]" office:value-type="float" office:value="0.655046848649319">
            <text:p>0.66</text:p>
          </table:table-cell>
          <table:table-cell table:style-name="ce48" table:formula="of:=[.G7]/[.O21]" office:value-type="float" office:value="0.915220118811537">
            <text:p>0.92</text:p>
          </table:table-cell>
          <table:table-cell table:style-name="ce48" table:formula="of:=[.H7]/[.P21]" office:value-type="float" office:value="1.17172065214392">
            <text:p>1.17</text:p>
          </table:table-cell>
          <table:table-cell table:style-name="ce51" table:formula="of:=[.I7]/[.Q21]" office:value-type="float" office:value="1.30012813623775">
            <text:p>1.30</text:p>
          </table:table-cell>
          <table:table-cell table:number-columns-repeated="1000"/>
        </table:table-row>
        <table:table-row table:style-name="ro1">
          <table:table-cell table:style-name="ce6" office:value-type="string" table:number-columns-spanned="1" table:number-rows-spanned="6">
            <text:p>16 Threads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31"/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1</text:p>
          </table:table-cell>
          <table:table-cell table:style-name="ce11" office:value-type="float" office:value="6247.2">
            <text:p>6247.2</text:p>
          </table:table-cell>
          <table:table-cell table:style-name="ce14" office:value-type="float" office:value="4808.8">
            <text:p>4808.8</text:p>
          </table:table-cell>
          <table:table-cell table:style-name="ce17" office:value-type="float" office:value="4588.8">
            <text:p>4.59E+003</text:p>
          </table:table-cell>
          <table:table-cell/>
          <table:table-cell table:style-name="ce21" table:formula="of:=[.C3]/[.C23]" office:value-type="float" office:value="0.0369765655013446">
            <text:p>0.04</text:p>
          </table:table-cell>
          <table:table-cell table:style-name="ce24" table:formula="of:=[.E3]/[.D23]" office:value-type="float" office:value="0.0182997837298286">
            <text:p>0.02</text:p>
          </table:table-cell>
          <table:table-cell table:style-name="ce28" table:formula="of:=[.I3]/[.E23]" office:value-type="float" office:value="0.0363929567642957">
            <text:p>0.04</text:p>
          </table:table-cell>
          <table:table-cell table:style-name="ce31"/>
          <table:table-cell table:style-name="ce33" office:value-type="float" office:value="7684.4">
            <text:p>7684.4</text:p>
          </table:table-cell>
          <table:table-cell table:style-name="ce36" office:value-type="float" office:value="5683.2">
            <text:p>5683.2</text:p>
          </table:table-cell>
          <table:table-cell table:style-name="ce36" office:value-type="float" office:value="4545.4">
            <text:p>4545.4</text:p>
          </table:table-cell>
          <table:table-cell table:style-name="ce36" office:value-type="float" office:value="5199.4">
            <text:p>5199.4</text:p>
          </table:table-cell>
          <table:table-cell table:style-name="ce36" office:value-type="float" office:value="5461.6">
            <text:p>5461.6</text:p>
          </table:table-cell>
          <table:table-cell table:style-name="ce36" office:value-type="float" office:value="4569.6">
            <text:p>4569.6</text:p>
          </table:table-cell>
          <table:table-cell table:style-name="ce40" office:value-type="float" office:value="4641">
            <text:p>4.64E+003</text:p>
          </table:table-cell>
          <table:table-cell table:style-name="ce43" table:formula="of:=[.C3]/[.K23]" office:value-type="float" office:value="0.0300609026078809">
            <text:p>0.03</text:p>
          </table:table-cell>
          <table:table-cell table:style-name="ce46" table:formula="of:=[.D3]/[.L23]" office:value-type="float" office:value="0.0316722972972973">
            <text:p>0.03</text:p>
          </table:table-cell>
          <table:table-cell table:style-name="ce46" table:formula="of:=[.E3]/[.M23]" office:value-type="float" office:value="0.0193602323227879">
            <text:p>0.02</text:p>
          </table:table-cell>
          <table:table-cell table:style-name="ce46" table:formula="of:=[.F3]/[.N23]" office:value-type="float" office:value="0.019232988421741">
            <text:p>0.02</text:p>
          </table:table-cell>
          <table:table-cell table:style-name="ce46" table:formula="of:=[.G3]/[.O23]" office:value-type="float" office:value="0.0197744250769005">
            <text:p>0.02</text:p>
          </table:table-cell>
          <table:table-cell table:style-name="ce46" table:formula="of:=[.H3]/[.P23]" office:value-type="float" office:value="0.0299807422969188">
            <text:p>0.03</text:p>
          </table:table-cell>
          <table:table-cell table:style-name="ce49" table:formula="of:=[.I3]/[.Q23]" office:value-type="float" office:value="0.0359836242189183">
            <text:p>0.04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5</text:p>
          </table:table-cell>
          <table:table-cell table:style-name="ce12" office:value-type="float" office:value="10878">
            <text:p>10878</text:p>
          </table:table-cell>
          <table:table-cell office:value-type="float" office:value="8321.6">
            <text:p>8321.6</text:p>
          </table:table-cell>
          <table:table-cell table:style-name="ce18" office:value-type="float" office:value="6695.6">
            <text:p>6695.6</text:p>
          </table:table-cell>
          <table:table-cell/>
          <table:table-cell table:style-name="ce22" table:formula="of:=[.C4]/[.C24]" office:value-type="float" office:value="0.341882699025556">
            <text:p>0.34</text:p>
          </table:table-cell>
          <table:table-cell table:style-name="ce8" table:formula="of:=[.E4]/[.D24]" office:value-type="float" office:value="0.145044222264949">
            <text:p>0.15</text:p>
          </table:table-cell>
          <table:table-cell table:style-name="ce29" table:formula="of:=[.I4]/[.E24]" office:value-type="float" office:value="0.204910687615748">
            <text:p>0.20</text:p>
          </table:table-cell>
          <table:table-cell table:style-name="ce31"/>
          <table:table-cell table:style-name="ce34" office:value-type="float" office:value="10370.8">
            <text:p>10370.8</text:p>
          </table:table-cell>
          <table:table-cell table:style-name="ce37" office:value-type="float" office:value="8650">
            <text:p>8650</text:p>
          </table:table-cell>
          <table:table-cell table:style-name="ce37" office:value-type="float" office:value="8818.6">
            <text:p>8818.6</text:p>
          </table:table-cell>
          <table:table-cell table:style-name="ce37" office:value-type="float" office:value="6944">
            <text:p>6944</text:p>
          </table:table-cell>
          <table:table-cell table:style-name="ce37" office:value-type="float" office:value="6747.4">
            <text:p>6747.4</text:p>
          </table:table-cell>
          <table:table-cell table:style-name="ce37" office:value-type="float" office:value="7239.6">
            <text:p>7239.6</text:p>
          </table:table-cell>
          <table:table-cell table:style-name="ce41" office:value-type="float" office:value="5867.2">
            <text:p>5867.2</text:p>
          </table:table-cell>
          <table:table-cell table:style-name="ce44" table:formula="of:=[.C4]/[.K24]" office:value-type="float" office:value="0.358603000732827">
            <text:p>0.36</text:p>
          </table:table-cell>
          <table:table-cell table:style-name="ce47" table:formula="of:=[.D4]/[.L24]" office:value-type="float" office:value="0.301849710982659">
            <text:p>0.30</text:p>
          </table:table-cell>
          <table:table-cell table:style-name="ce47" table:formula="of:=[.E4]/[.M24]" office:value-type="float" office:value="0.136869797927109">
            <text:p>0.14</text:p>
          </table:table-cell>
          <table:table-cell table:style-name="ce47" table:formula="of:=[.F4]/[.N24]" office:value-type="float" office:value="0.174539170506912">
            <text:p>0.17</text:p>
          </table:table-cell>
          <table:table-cell table:style-name="ce47" table:formula="of:=[.G4]/[.O24]" office:value-type="float" office:value="0.186886800841806">
            <text:p>0.19</text:p>
          </table:table-cell>
          <table:table-cell table:style-name="ce47" table:formula="of:=[.H4]/[.P24]" office:value-type="float" office:value="0.188822586883253">
            <text:p>0.19</text:p>
          </table:table-cell>
          <table:table-cell table:style-name="ce50" table:formula="of:=[.I4]/[.Q24]" office:value-type="float" office:value="0.233842377965639">
            <text:p>0.23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9</text:p>
          </table:table-cell>
          <table:table-cell table:style-name="ce12" office:value-type="float" office:value="101127">
            <text:p>101127</text:p>
          </table:table-cell>
          <table:table-cell office:value-type="float" office:value="78887.6">
            <text:p>78887.6</text:p>
          </table:table-cell>
          <table:table-cell table:style-name="ce18" office:value-type="float" office:value="36501.4">
            <text:p>36501.4</text:p>
          </table:table-cell>
          <table:table-cell/>
          <table:table-cell table:style-name="ce22" table:formula="of:=[.C5]/[.C25]" office:value-type="float" office:value="0.400733730853283">
            <text:p>0.40</text:p>
          </table:table-cell>
          <table:table-cell table:style-name="ce8" table:formula="of:=[.E5]/[.D25]" office:value-type="float" office:value="0.231012224988465">
            <text:p>0.23</text:p>
          </table:table-cell>
          <table:table-cell table:style-name="ce29" table:formula="of:=[.I5]/[.E25]" office:value-type="float" office:value="0.322015045998236">
            <text:p>0.32</text:p>
          </table:table-cell>
          <table:table-cell table:style-name="ce31"/>
          <table:table-cell table:style-name="ce34" office:value-type="float" office:value="104076">
            <text:p>104076</text:p>
          </table:table-cell>
          <table:table-cell table:style-name="ce37" office:value-type="float" office:value="60249">
            <text:p>60249</text:p>
          </table:table-cell>
          <table:table-cell table:style-name="ce37" office:value-type="float" office:value="72238">
            <text:p>72238</text:p>
          </table:table-cell>
          <table:table-cell table:style-name="ce37" office:value-type="float" office:value="47462.6">
            <text:p>47462.6</text:p>
          </table:table-cell>
          <table:table-cell table:style-name="ce37" office:value-type="float" office:value="38602.2">
            <text:p>38602.2</text:p>
          </table:table-cell>
          <table:table-cell table:style-name="ce37" office:value-type="float" office:value="31080">
            <text:p>31080</text:p>
          </table:table-cell>
          <table:table-cell table:style-name="ce41" office:value-type="float" office:value="22773">
            <text:p>22773</text:p>
          </table:table-cell>
          <table:table-cell table:style-name="ce44" table:formula="of:=[.C5]/[.K25]" office:value-type="float" office:value="0.389378915407971">
            <text:p>0.39</text:p>
          </table:table-cell>
          <table:table-cell table:style-name="ce47" table:formula="of:=[.D5]/[.L25]" office:value-type="float" office:value="0.423758070673372">
            <text:p>0.42</text:p>
          </table:table-cell>
          <table:table-cell table:style-name="ce47" table:formula="of:=[.E5]/[.M25]" office:value-type="float" office:value="0.252277194828207">
            <text:p>0.25</text:p>
          </table:table-cell>
          <table:table-cell table:style-name="ce47" table:formula="of:=[.F5]/[.N25]" office:value-type="float" office:value="0.371576778347583">
            <text:p>0.37</text:p>
          </table:table-cell>
          <table:table-cell table:style-name="ce47" table:formula="of:=[.G5]/[.O25]" office:value-type="float" office:value="0.439249576449011">
            <text:p>0.44</text:p>
          </table:table-cell>
          <table:table-cell table:style-name="ce47" table:formula="of:=[.H5]/[.P25]" office:value-type="float" office:value="0.467117117117117">
            <text:p>0.47</text:p>
          </table:table-cell>
          <table:table-cell table:style-name="ce50" table:formula="of:=[.I5]/[.Q25]" office:value-type="float" office:value="0.51613753128705">
            <text:p>0.52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23</text:p>
          </table:table-cell>
          <table:table-cell table:style-name="ce12" office:value-type="float" office:value="1420330">
            <text:p>1420330</text:p>
          </table:table-cell>
          <table:table-cell office:value-type="float" office:value="1168760">
            <text:p>1168760</text:p>
          </table:table-cell>
          <table:table-cell table:style-name="ce18" office:value-type="float" office:value="285297">
            <text:p>285297</text:p>
          </table:table-cell>
          <table:table-cell/>
          <table:table-cell table:style-name="ce22" table:formula="of:=[.C6]/[.C26]" office:value-type="float" office:value="0.43115121133821">
            <text:p>0.43</text:p>
          </table:table-cell>
          <table:table-cell table:style-name="ce8" table:formula="of:=[.E6]/[.D26]" office:value-type="float" office:value="0.287354118895239">
            <text:p>0.29</text:p>
          </table:table-cell>
          <table:table-cell table:style-name="ce29" table:formula="of:=[.I6]/[.E26]" office:value-type="float" office:value="1.05597324893006">
            <text:p>1.06</text:p>
          </table:table-cell>
          <table:table-cell table:style-name="ce31"/>
          <table:table-cell table:style-name="ce34" office:value-type="float" office:value="1326512">
            <text:p>1326512</text:p>
          </table:table-cell>
          <table:table-cell table:style-name="ce39" office:value-type="string">
            <text:p>1.02218e+06</text:p>
          </table:table-cell>
          <table:table-cell table:style-name="ce37" office:value-type="float" office:value="1082890">
            <text:p>1082890</text:p>
          </table:table-cell>
          <table:table-cell table:style-name="ce37" office:value-type="float" office:value="715468">
            <text:p>715468</text:p>
          </table:table-cell>
          <table:table-cell table:style-name="ce37" office:value-type="float" office:value="520072">
            <text:p>520072</text:p>
          </table:table-cell>
          <table:table-cell table:style-name="ce37" office:value-type="float" office:value="352877">
            <text:p>352877</text:p>
          </table:table-cell>
          <table:table-cell table:style-name="ce41" office:value-type="float" office:value="248700">
            <text:p>248700</text:p>
          </table:table-cell>
          <table:table-cell table:style-name="ce44" table:formula="of:=[.C6]/[.K26]" office:value-type="float" office:value="0.46164452338162">
            <text:p>0.46</text:p>
          </table:table-cell>
          <table:table-cell table:style-name="ce47" table:formula="of:=[.D6]/[.L26]" office:value-type="float" office:value="0.442062063433055">
            <text:p>0.44</text:p>
          </table:table-cell>
          <table:table-cell table:style-name="ce47" table:formula="of:=[.E6]/[.M26]" office:value-type="float" office:value="0.310140457479522">
            <text:p>0.31</text:p>
          </table:table-cell>
          <table:table-cell table:style-name="ce47" table:formula="of:=[.F6]/[.N26]" office:value-type="float" office:value="0.658487870876126">
            <text:p>0.66</text:p>
          </table:table-cell>
          <table:table-cell table:style-name="ce47" table:formula="of:=[.G6]/[.O26]" office:value-type="float" office:value="0.797593410143211">
            <text:p>0.80</text:p>
          </table:table-cell>
          <table:table-cell table:style-name="ce47" table:formula="of:=[.H6]/[.P26]" office:value-type="float" office:value="1.00130357036588">
            <text:p>1.00</text:p>
          </table:table-cell>
          <table:table-cell table:style-name="ce50" table:formula="of:=[.I6]/[.Q26]" office:value-type="float" office:value="1.2113630880579">
            <text:p>1.21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27</text:p>
          </table:table-cell>
          <table:table-cell table:style-name="ce13" office:value-type="float" office:value="20229300">
            <text:p>2.02E+007</text:p>
          </table:table-cell>
          <table:table-cell table:style-name="ce15" office:value-type="float" office:value="18228100">
            <text:p>1.82E+007</text:p>
          </table:table-cell>
          <table:table-cell table:style-name="ce19" office:value-type="float" office:value="3908614">
            <text:p>3908614</text:p>
          </table:table-cell>
          <table:table-cell/>
          <table:table-cell table:style-name="ce23" table:formula="of:=[.C7]/[.C27]" office:value-type="float" office:value="0.491844008443199">
            <text:p>0.49</text:p>
          </table:table-cell>
          <table:table-cell table:style-name="ce25" table:formula="of:=[.E7]/[.D27]" office:value-type="float" office:value="0.30121241380067">
            <text:p>0.30</text:p>
          </table:table-cell>
          <table:table-cell table:style-name="ce30" table:formula="of:=[.I7]/[.E27]" office:value-type="float" office:value="1.20710308052931">
            <text:p>1.21</text:p>
          </table:table-cell>
          <table:table-cell table:style-name="ce31"/>
          <table:table-cell table:style-name="ce35" office:value-type="float" office:value="20600340">
            <text:p>2.06E+007</text:p>
          </table:table-cell>
          <table:table-cell table:style-name="ce38" office:value-type="float" office:value="13127720">
            <text:p>1.31E+007</text:p>
          </table:table-cell>
          <table:table-cell table:style-name="ce38" office:value-type="float" office:value="17278700">
            <text:p>1.73E+007</text:p>
          </table:table-cell>
          <table:table-cell table:style-name="ce38" office:value-type="float" office:value="11053900">
            <text:p>1.11E+007</text:p>
          </table:table-cell>
          <table:table-cell table:style-name="ce38" office:value-type="float" office:value="7669194">
            <text:p>7.67E+006</text:p>
          </table:table-cell>
          <table:table-cell table:style-name="ce38" office:value-type="float" office:value="5462234">
            <text:p>5.46E+006</text:p>
          </table:table-cell>
          <table:table-cell table:style-name="ce42" office:value-type="float" office:value="3687070">
            <text:p>3687070</text:p>
          </table:table-cell>
          <table:table-cell table:style-name="ce45" table:formula="of:=[.C7]/[.K27]" office:value-type="float" office:value="0.482985232282574">
            <text:p>0.48</text:p>
          </table:table-cell>
          <table:table-cell table:style-name="ce48" table:formula="of:=[.D7]/[.L27]" office:value-type="float" office:value="0.551480378923377">
            <text:p>0.55</text:p>
          </table:table-cell>
          <table:table-cell table:style-name="ce48" table:formula="of:=[.E7]/[.M27]" office:value-type="float" office:value="0.317762910404139">
            <text:p>0.32</text:p>
          </table:table-cell>
          <table:table-cell table:style-name="ce48" table:formula="of:=[.F7]/[.N27]" office:value-type="float" office:value="0.659903744379812">
            <text:p>0.66</text:p>
          </table:table-cell>
          <table:table-cell table:style-name="ce48" table:formula="of:=[.G7]/[.O27]" office:value-type="float" office:value="0.878107921119221">
            <text:p>0.88</text:p>
          </table:table-cell>
          <table:table-cell table:style-name="ce48" table:formula="of:=[.H7]/[.P27]" office:value-type="float" office:value="1.05711875397502">
            <text:p>1.06</text:p>
          </table:table-cell>
          <table:table-cell table:style-name="ce51" table:formula="of:=[.I7]/[.Q27]" office:value-type="float" office:value="1.27963396409615">
            <text:p>1.28</text:p>
          </table:table-cell>
          <table:table-cell table:number-columns-repeated="1000"/>
        </table:table-row>
        <table:table-row table:style-name="ro1">
          <table:table-cell table:style-name="ce6" office:value-type="string" table:number-columns-spanned="1" table:number-rows-spanned="6">
            <text:p>32 Threads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31"/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1</text:p>
          </table:table-cell>
          <table:table-cell table:style-name="ce11" office:value-type="float" office:value="7328.6">
            <text:p>7328.6</text:p>
          </table:table-cell>
          <table:table-cell table:style-name="ce14" office:value-type="float" office:value="4180">
            <text:p>4180</text:p>
          </table:table-cell>
          <table:table-cell table:style-name="ce17" office:value-type="float" office:value="3254.8">
            <text:p>3.25E+003</text:p>
          </table:table-cell>
          <table:table-cell/>
          <table:table-cell table:style-name="ce21" table:formula="of:=[.C3]/[.C29]" office:value-type="float" office:value="0.0315203449499222">
            <text:p>0.03</text:p>
          </table:table-cell>
          <table:table-cell table:style-name="ce24" table:formula="of:=[.E3]/[.D29]" office:value-type="float" office:value="0.0210526315789474">
            <text:p>0.02</text:p>
          </table:table-cell>
          <table:table-cell table:style-name="ce28" table:formula="of:=[.I3]/[.E29]" office:value-type="float" office:value="0.0513088361804105">
            <text:p>0.05</text:p>
          </table:table-cell>
          <table:table-cell table:style-name="ce31"/>
          <table:table-cell table:style-name="ce33" office:value-type="float" office:value="5125.6">
            <text:p>5125.6</text:p>
          </table:table-cell>
          <table:table-cell table:style-name="ce36" office:value-type="float" office:value="4535.2">
            <text:p>4535.2</text:p>
          </table:table-cell>
          <table:table-cell table:style-name="ce36" office:value-type="float" office:value="3517.8">
            <text:p>3517.8</text:p>
          </table:table-cell>
          <table:table-cell table:style-name="ce36" office:value-type="float" office:value="3242">
            <text:p>3242</text:p>
          </table:table-cell>
          <table:table-cell table:style-name="ce36" office:value-type="float" office:value="3062">
            <text:p>3062</text:p>
          </table:table-cell>
          <table:table-cell table:style-name="ce36" office:value-type="float" office:value="2997.2">
            <text:p>2997.2</text:p>
          </table:table-cell>
          <table:table-cell table:style-name="ce40" office:value-type="float" office:value="2697">
            <text:p>2.70E+003</text:p>
          </table:table-cell>
          <table:table-cell table:style-name="ce43" table:formula="of:=[.C3]/[.K29]" office:value-type="float" office:value="0.0450678944904011">
            <text:p>0.05</text:p>
          </table:table-cell>
          <table:table-cell table:style-name="ce46" table:formula="of:=[.D3]/[.L29]" office:value-type="float" office:value="0.0396895396013406">
            <text:p>0.04</text:p>
          </table:table-cell>
          <table:table-cell table:style-name="ce46" table:formula="of:=[.E3]/[.M29]" office:value-type="float" office:value="0.0250156347717323">
            <text:p>0.03</text:p>
          </table:table-cell>
          <table:table-cell table:style-name="ce46" table:formula="of:=[.F3]/[.N29]" office:value-type="float" office:value="0.0308451573103023">
            <text:p>0.03</text:p>
          </table:table-cell>
          <table:table-cell table:style-name="ce46" table:formula="of:=[.G3]/[.O29]" office:value-type="float" office:value="0.0352710646636185">
            <text:p>0.04</text:p>
          </table:table-cell>
          <table:table-cell table:style-name="ce46" table:formula="of:=[.H3]/[.P29]" office:value-type="float" office:value="0.045709328706793">
            <text:p>0.05</text:p>
          </table:table-cell>
          <table:table-cell table:style-name="ce49" table:formula="of:=[.I3]/[.Q29]" office:value-type="float" office:value="0.0619206525769373">
            <text:p>0.06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5</text:p>
          </table:table-cell>
          <table:table-cell table:style-name="ce12" office:value-type="float" office:value="18501.2">
            <text:p>18501.2</text:p>
          </table:table-cell>
          <table:table-cell office:value-type="float" office:value="10294.6">
            <text:p>10294.6</text:p>
          </table:table-cell>
          <table:table-cell table:style-name="ce18" office:value-type="float" office:value="8040.6">
            <text:p>8040.6</text:p>
          </table:table-cell>
          <table:table-cell/>
          <table:table-cell table:style-name="ce22" table:formula="of:=[.C4]/[.C30]" office:value-type="float" office:value="0.201013988281841">
            <text:p>0.20</text:p>
          </table:table-cell>
          <table:table-cell table:style-name="ce8" table:formula="of:=[.E4]/[.D30]" office:value-type="float" office:value="0.117245934761914">
            <text:p>0.12</text:p>
          </table:table-cell>
          <table:table-cell table:style-name="ce29" table:formula="of:=[.I4]/[.E30]" office:value-type="float" office:value="0.170634032286148">
            <text:p>0.17</text:p>
          </table:table-cell>
          <table:table-cell table:style-name="ce31"/>
          <table:table-cell table:style-name="ce34" office:value-type="float" office:value="16940.6">
            <text:p>16940.6</text:p>
          </table:table-cell>
          <table:table-cell table:style-name="ce37" office:value-type="float" office:value="12381.2">
            <text:p>12381.2</text:p>
          </table:table-cell>
          <table:table-cell table:style-name="ce37" office:value-type="float" office:value="9770.4">
            <text:p>9770.4</text:p>
          </table:table-cell>
          <table:table-cell table:style-name="ce37" office:value-type="float" office:value="10604.8">
            <text:p>10604.8</text:p>
          </table:table-cell>
          <table:table-cell table:style-name="ce37" office:value-type="float" office:value="9216">
            <text:p>9216</text:p>
          </table:table-cell>
          <table:table-cell table:style-name="ce37" office:value-type="float" office:value="7877.2">
            <text:p>7877.2</text:p>
          </table:table-cell>
          <table:table-cell table:style-name="ce41" office:value-type="float" office:value="7174.6">
            <text:p>7174.6</text:p>
          </table:table-cell>
          <table:table-cell table:style-name="ce44" table:formula="of:=[.C4]/[.K30]" office:value-type="float" office:value="0.219531775734035">
            <text:p>0.22</text:p>
          </table:table-cell>
          <table:table-cell table:style-name="ce47" table:formula="of:=[.D4]/[.L30]" office:value-type="float" office:value="0.210884243853584">
            <text:p>0.21</text:p>
          </table:table-cell>
          <table:table-cell table:style-name="ce47" table:formula="of:=[.E4]/[.M30]" office:value-type="float" office:value="0.123536395643986">
            <text:p>0.12</text:p>
          </table:table-cell>
          <table:table-cell table:style-name="ce47" table:formula="of:=[.F4]/[.N30]" office:value-type="float" office:value="0.114287869643935">
            <text:p>0.11</text:p>
          </table:table-cell>
          <table:table-cell table:style-name="ce47" table:formula="of:=[.G4]/[.O30]" office:value-type="float" office:value="0.136827256944444">
            <text:p>0.14</text:p>
          </table:table-cell>
          <table:table-cell table:style-name="ce47" table:formula="of:=[.H4]/[.P30]" office:value-type="float" office:value="0.173538820900828">
            <text:p>0.17</text:p>
          </table:table-cell>
          <table:table-cell table:style-name="ce50" table:formula="of:=[.I4]/[.Q30]" office:value-type="float" office:value="0.191230173110696">
            <text:p>0.19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19</text:p>
          </table:table-cell>
          <table:table-cell table:style-name="ce12" office:value-type="float" office:value="125003">
            <text:p>125003</text:p>
          </table:table-cell>
          <table:table-cell office:value-type="float" office:value="58605">
            <text:p>58605</text:p>
          </table:table-cell>
          <table:table-cell table:style-name="ce18" office:value-type="float" office:value="39741.6">
            <text:p>39741.6</text:p>
          </table:table-cell>
          <table:table-cell/>
          <table:table-cell table:style-name="ce22" table:formula="of:=[.C5]/[.C31]" office:value-type="float" office:value="0.324192219386735">
            <text:p>0.32</text:p>
          </table:table-cell>
          <table:table-cell table:style-name="ce8" table:formula="of:=[.E5]/[.D31]" office:value-type="float" office:value="0.310963228393482">
            <text:p>0.31</text:p>
          </table:table-cell>
          <table:table-cell table:style-name="ce29" table:formula="of:=[.I5]/[.E31]" office:value-type="float" office:value="0.295760613563621">
            <text:p>0.30</text:p>
          </table:table-cell>
          <table:table-cell table:style-name="ce31"/>
          <table:table-cell table:style-name="ce34" office:value-type="float" office:value="116217">
            <text:p>116217</text:p>
          </table:table-cell>
          <table:table-cell table:style-name="ce37" office:value-type="float" office:value="75684.4">
            <text:p>75684.4</text:p>
          </table:table-cell>
          <table:table-cell table:style-name="ce37" office:value-type="float" office:value="57502.6">
            <text:p>57502.6</text:p>
          </table:table-cell>
          <table:table-cell table:style-name="ce37" office:value-type="float" office:value="67630.8">
            <text:p>67630.8</text:p>
          </table:table-cell>
          <table:table-cell table:style-name="ce37" office:value-type="float" office:value="52822.8">
            <text:p>52822.8</text:p>
          </table:table-cell>
          <table:table-cell table:style-name="ce37" office:value-type="float" office:value="45636.6">
            <text:p>45636.6</text:p>
          </table:table-cell>
          <table:table-cell table:style-name="ce41" office:value-type="float" office:value="37392.8">
            <text:p>37392.8</text:p>
          </table:table-cell>
          <table:table-cell table:style-name="ce44" table:formula="of:=[.C5]/[.K31]" office:value-type="float" office:value="0.348701136666753">
            <text:p>0.35</text:p>
          </table:table-cell>
          <table:table-cell table:style-name="ce47" table:formula="of:=[.D5]/[.L31]" office:value-type="float" office:value="0.337335038660543">
            <text:p>0.34</text:p>
          </table:table-cell>
          <table:table-cell table:style-name="ce47" table:formula="of:=[.E5]/[.M31]" office:value-type="float" office:value="0.31692479992209">
            <text:p>0.32</text:p>
          </table:table-cell>
          <table:table-cell table:style-name="ce47" table:formula="of:=[.F5]/[.N31]" office:value-type="float" office:value="0.260768762161619">
            <text:p>0.26</text:p>
          </table:table-cell>
          <table:table-cell table:style-name="ce47" table:formula="of:=[.G5]/[.O31]" office:value-type="float" office:value="0.320997750971171">
            <text:p>0.32</text:p>
          </table:table-cell>
          <table:table-cell table:style-name="ce47" table:formula="of:=[.H5]/[.P31]" office:value-type="float" office:value="0.318121858333005">
            <text:p>0.32</text:p>
          </table:table-cell>
          <table:table-cell table:style-name="ce50" table:formula="of:=[.I5]/[.Q31]" office:value-type="float" office:value="0.314338589247128">
            <text:p>0.31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23</text:p>
          </table:table-cell>
          <table:table-cell table:style-name="ce12" office:value-type="float" office:value="1540828">
            <text:p>1540828</text:p>
          </table:table-cell>
          <table:table-cell office:value-type="float" office:value="772030">
            <text:p>772030</text:p>
          </table:table-cell>
          <table:table-cell table:style-name="ce18" office:value-type="float" office:value="447957">
            <text:p>447957</text:p>
          </table:table-cell>
          <table:table-cell/>
          <table:table-cell table:style-name="ce22" table:formula="of:=[.C6]/[.C32]" office:value-type="float" office:value="0.397433717455809">
            <text:p>0.40</text:p>
          </table:table-cell>
          <table:table-cell table:style-name="ce8" table:formula="of:=[.E6]/[.D32]" office:value-type="float" office:value="0.435019364532466">
            <text:p>0.44</text:p>
          </table:table-cell>
          <table:table-cell table:style-name="ce29" table:formula="of:=[.I6]/[.E32]" office:value-type="float" office:value="0.672533301187391">
            <text:p>0.67</text:p>
          </table:table-cell>
          <table:table-cell table:style-name="ce31"/>
          <table:table-cell table:style-name="ce34" office:value-type="float" office:value="1406454">
            <text:p>1406454</text:p>
          </table:table-cell>
          <table:table-cell table:style-name="ce39" office:value-type="string">
            <text:p>1.04859e+06</text:p>
          </table:table-cell>
          <table:table-cell table:style-name="ce37" office:value-type="float" office:value="752291">
            <text:p>752291</text:p>
          </table:table-cell>
          <table:table-cell table:style-name="ce37" office:value-type="float" office:value="879650">
            <text:p>879650</text:p>
          </table:table-cell>
          <table:table-cell table:style-name="ce37" office:value-type="float" office:value="596279">
            <text:p>596279</text:p>
          </table:table-cell>
          <table:table-cell table:style-name="ce37" office:value-type="float" office:value="564338">
            <text:p>564338</text:p>
          </table:table-cell>
          <table:table-cell table:style-name="ce41" office:value-type="float" office:value="399587">
            <text:p>399587</text:p>
          </table:table-cell>
          <table:table-cell table:style-name="ce44" table:formula="of:=[.C6]/[.K32]" office:value-type="float" office:value="0.435404926147602">
            <text:p>0.44</text:p>
          </table:table-cell>
          <table:table-cell table:style-name="ce47" table:formula="of:=[.D6]/[.L32]" office:value-type="float" office:value="0.430928198819367">
            <text:p>0.43</text:p>
          </table:table-cell>
          <table:table-cell table:style-name="ce47" table:formula="of:=[.E6]/[.M32]" office:value-type="float" office:value="0.446433627412796">
            <text:p>0.45</text:p>
          </table:table-cell>
          <table:table-cell table:style-name="ce47" table:formula="of:=[.F6]/[.N32]" office:value-type="float" office:value="0.535584607514352">
            <text:p>0.54</text:p>
          </table:table-cell>
          <table:table-cell table:style-name="ce47" table:formula="of:=[.G6]/[.O32]" office:value-type="float" office:value="0.695657569694723">
            <text:p>0.70</text:p>
          </table:table-cell>
          <table:table-cell table:style-name="ce47" table:formula="of:=[.H6]/[.P32]" office:value-type="float" office:value="0.626108821309215">
            <text:p>0.63</text:p>
          </table:table-cell>
          <table:table-cell table:style-name="ce50" table:formula="of:=[.I6]/[.Q32]" office:value-type="float" office:value="0.753943446608623">
            <text:p>0.75</text:p>
          </table:table-cell>
          <table:table-cell table:number-columns-repeated="1000"/>
        </table:table-row>
        <table:table-row table:style-name="ro1">
          <table:covered-table-cell/>
          <table:table-cell table:style-name="ce5" office:value-type="string">
            <text:p>2^27</text:p>
          </table:table-cell>
          <table:table-cell table:style-name="ce13" office:value-type="float" office:value="25355220">
            <text:p>2.54E+007</text:p>
          </table:table-cell>
          <table:table-cell table:style-name="ce15" office:value-type="float" office:value="13240460">
            <text:p>1.32E+007</text:p>
          </table:table-cell>
          <table:table-cell table:style-name="ce19" office:value-type="float" office:value="5641508">
            <text:p>5641508</text:p>
          </table:table-cell>
          <table:table-cell/>
          <table:table-cell table:style-name="ce23" table:formula="of:=[.C7]/[.C33]" office:value-type="float" office:value="0.392410714637854">
            <text:p>0.39</text:p>
          </table:table-cell>
          <table:table-cell table:style-name="ce25" table:formula="of:=[.E7]/[.D33]" office:value-type="float" office:value="0.414678190938986">
            <text:p>0.41</text:p>
          </table:table-cell>
          <table:table-cell table:style-name="ce30" table:formula="of:=[.I7]/[.E33]" office:value-type="float" office:value="0.836318941673042">
            <text:p>0.84</text:p>
          </table:table-cell>
          <table:table-cell table:style-name="ce31"/>
          <table:table-cell table:style-name="ce35" office:value-type="float" office:value="24965640">
            <text:p>2.50E+007</text:p>
          </table:table-cell>
          <table:table-cell table:style-name="ce38" office:value-type="float" office:value="18422160">
            <text:p>1.84E+007</text:p>
          </table:table-cell>
          <table:table-cell table:style-name="ce38" office:value-type="float" office:value="12862600">
            <text:p>1.29E+007</text:p>
          </table:table-cell>
          <table:table-cell table:style-name="ce38" office:value-type="float" office:value="14946380">
            <text:p>1.49E+007</text:p>
          </table:table-cell>
          <table:table-cell table:style-name="ce38" office:value-type="float" office:value="9628384">
            <text:p>9.63E+006</text:p>
          </table:table-cell>
          <table:table-cell table:style-name="ce38" office:value-type="float" office:value="8630508">
            <text:p>8.63E+006</text:p>
          </table:table-cell>
          <table:table-cell table:style-name="ce42" office:value-type="float" office:value="5413616">
            <text:p>5413616</text:p>
          </table:table-cell>
          <table:table-cell table:style-name="ce45" table:formula="of:=[.C7]/[.K33]" office:value-type="float" office:value="0.398534145329341">
            <text:p>0.40</text:p>
          </table:table-cell>
          <table:table-cell table:style-name="ce48" table:formula="of:=[.D7]/[.L33]" office:value-type="float" office:value="0.392987575832584">
            <text:p>0.39</text:p>
          </table:table-cell>
          <table:table-cell table:style-name="ce48" table:formula="of:=[.E7]/[.M33]" office:value-type="float" office:value="0.426860043848056">
            <text:p>0.43</text:p>
          </table:table-cell>
          <table:table-cell table:style-name="ce48" table:formula="of:=[.F7]/[.N33]" office:value-type="float" office:value="0.488045265810183">
            <text:p>0.49</text:p>
          </table:table-cell>
          <table:table-cell table:style-name="ce48" table:formula="of:=[.G7]/[.O33]" office:value-type="float" office:value="0.699429935490732">
            <text:p>0.70</text:p>
          </table:table-cell>
          <table:table-cell table:style-name="ce48" table:formula="of:=[.H7]/[.P33]" office:value-type="float" office:value="0.669048681723023">
            <text:p>0.67</text:p>
          </table:table-cell>
          <table:table-cell table:style-name="ce51" table:formula="of:=[.I7]/[.Q33]" office:value-type="float" office:value="0.871524688858611">
            <text:p>0.87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eedup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Sequential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MP_4</text:p>
          </table:table-cell>
          <table:table-cell office:value-type="float" office:value="0.202045788592369">
            <text:p>0.2020457886</text:p>
          </table:table-cell>
          <table:table-cell office:value-type="float" office:value="0.281076999472711">
            <text:p>0.2810769995</text:p>
          </table:table-cell>
          <table:table-cell office:value-type="float" office:value="0.930729765046019">
            <text:p>0.930729765</text:p>
          </table:table-cell>
          <table:table-cell table:number-columns-repeated="1020"/>
        </table:table-row>
        <table:table-row table:style-name="ro1">
          <table:table-cell office:value-type="string">
            <text:p>OMP_8</text:p>
          </table:table-cell>
          <table:table-cell office:value-type="float" office:value="0.523514221131545">
            <text:p>0.5235142211</text:p>
          </table:table-cell>
          <table:table-cell office:value-type="float" office:value="0.319210179321828">
            <text:p>0.3192101793</text:p>
          </table:table-cell>
          <table:table-cell office:value-type="float" office:value="1.21313053552998">
            <text:p>1.2131305355</text:p>
          </table:table-cell>
          <table:table-cell table:number-columns-repeated="1020"/>
        </table:table-row>
        <table:table-row table:style-name="ro1">
          <table:table-cell office:value-type="string">
            <text:p>OMP_16</text:p>
          </table:table-cell>
          <table:table-cell office:value-type="float" office:value="0.491844008443199">
            <text:p>0.4918440084</text:p>
          </table:table-cell>
          <table:table-cell office:value-type="float" office:value="0.30121241380067">
            <text:p>0.3012124138</text:p>
          </table:table-cell>
          <table:table-cell office:value-type="float" office:value="1.20710308052931">
            <text:p>1.2071030805</text:p>
          </table:table-cell>
          <table:table-cell table:number-columns-repeated="1020"/>
        </table:table-row>
        <table:table-row table:style-name="ro1">
          <table:table-cell office:value-type="string">
            <text:p>OMP_32</text:p>
          </table:table-cell>
          <table:table-cell office:value-type="float" office:value="0.392410714637854">
            <text:p>0.3924107146</text:p>
          </table:table-cell>
          <table:table-cell office:value-type="float" office:value="0.414678190938986">
            <text:p>0.4146781909</text:p>
          </table:table-cell>
          <table:table-cell office:value-type="float" office:value="0.836318941673042">
            <text:p>0.8363189417</text:p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>
            <text:p>Speedup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Sequential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BB_4</text:p>
          </table:table-cell>
          <table:table-cell office:value-type="float" office:value="0.20607978936476">
            <text:p>0.2060797894</text:p>
          </table:table-cell>
          <table:table-cell office:value-type="float" office:value="0.301456845868848">
            <text:p>0.3014568459</text:p>
          </table:table-cell>
          <table:table-cell office:value-type="float" office:value="0.975409775060967">
            <text:p>0.9754097751</text:p>
          </table:table-cell>
          <table:table-cell table:number-columns-repeated="1020"/>
        </table:table-row>
        <table:table-row table:style-name="ro1">
          <table:table-cell office:value-type="string">
            <text:p>TBB_8</text:p>
          </table:table-cell>
          <table:table-cell office:value-type="float" office:value="0.499753881638164">
            <text:p>0.4997538816</text:p>
          </table:table-cell>
          <table:table-cell office:value-type="float" office:value="0.336789023577863">
            <text:p>0.3367890236</text:p>
          </table:table-cell>
          <table:table-cell office:value-type="float" office:value="1.30012813623775">
            <text:p>1.3001281362</text:p>
          </table:table-cell>
          <table:table-cell table:number-columns-repeated="1020"/>
        </table:table-row>
        <table:table-row table:style-name="ro1">
          <table:table-cell office:value-type="string">
            <text:p>TBB_16</text:p>
          </table:table-cell>
          <table:table-cell office:value-type="float" office:value="0.482985232282574">
            <text:p>0.4829852323</text:p>
          </table:table-cell>
          <table:table-cell office:value-type="float" office:value="0.317762910404139">
            <text:p>0.3177629104</text:p>
          </table:table-cell>
          <table:table-cell office:value-type="float" office:value="1.27963396409615">
            <text:p>1.2796339641</text:p>
          </table:table-cell>
          <table:table-cell table:number-columns-repeated="1020"/>
        </table:table-row>
        <table:table-row table:style-name="ro1">
          <table:table-cell office:value-type="string">
            <text:p>TBB_32</text:p>
          </table:table-cell>
          <table:table-cell office:value-type="float" office:value="0.398534145329341">
            <text:p>0.3985341453</text:p>
          </table:table-cell>
          <table:table-cell office:value-type="float" office:value="0.426860043848056">
            <text:p>0.4268600438</text:p>
          </table:table-cell>
          <table:table-cell office:value-type="float" office:value="0.871524688858611">
            <text:p>0.8715246889</text:p>
          </table:table-cell>
          <table:table-cell table:number-columns-repeated="1020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office:value-type="string">
            <text:p>OMP vs TBB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OMP</text:p>
          </table:table-cell>
          <table:table-cell office:value-type="string">
            <text:p>TBB</text:p>
          </table:table-cell>
          <table:table-cell table:number-columns-repeated="1021"/>
        </table:table-row>
        <table:table-row table:style-name="ro1">
          <table:table-cell office:value-type="string">
            <text:p>4 Threads</text:p>
          </table:table-cell>
          <table:table-cell office:value-type="float" office:value="0.930729765046019">
            <text:p>0.930729765</text:p>
          </table:table-cell>
          <table:table-cell office:value-type="float" office:value="0.975409775060967">
            <text:p>0.9754097751</text:p>
          </table:table-cell>
          <table:table-cell table:number-columns-repeated="1021"/>
        </table:table-row>
        <table:table-row table:style-name="ro1">
          <table:table-cell office:value-type="string">
            <text:p>8 Threads</text:p>
          </table:table-cell>
          <table:table-cell office:value-type="float" office:value="1.21313053552998">
            <text:p>1.2131305355</text:p>
          </table:table-cell>
          <table:table-cell office:value-type="float" office:value="1.30012813623775">
            <text:p>1.3001281362</text:p>
          </table:table-cell>
          <table:table-cell table:number-columns-repeated="1021"/>
        </table:table-row>
        <table:table-row table:style-name="ro1">
          <table:table-cell office:value-type="string">
            <text:p>16 Threads</text:p>
          </table:table-cell>
          <table:table-cell office:value-type="float" office:value="1.20710308052931">
            <text:p>1.2071030805</text:p>
          </table:table-cell>
          <table:table-cell office:value-type="float" office:value="1.27963396409615">
            <text:p>1.2796339641</text:p>
          </table:table-cell>
          <table:table-cell table:number-columns-repeated="1021"/>
        </table:table-row>
        <table:table-row table:style-name="ro1">
          <table:table-cell office:value-type="string">
            <text:p>32 Threads</text:p>
          </table:table-cell>
          <table:table-cell office:value-type="float" office:value="0.836318941673042">
            <text:p>0.8363189417</text:p>
          </table:table-cell>
          <table:table-cell office:value-type="float" office:value="0.871524688858611">
            <text:p>0.8715246889</text:p>
          </table:table-cell>
          <table:table-cell table:number-columns-repeated="1021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office:value-type="string">
            <text:p>OMP vs TBB (smaller cases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OMP</text:p>
          </table:table-cell>
          <table:table-cell office:value-type="string">
            <text:p>TBB</text:p>
          </table:table-cell>
          <table:table-cell table:number-columns-repeated="1021"/>
        </table:table-row>
        <table:table-row table:style-name="ro1">
          <table:table-cell office:value-type="string">
            <text:p>4 Threads</text:p>
          </table:table-cell>
          <table:table-cell table:style-name="ce8" office:value-type="float" office:value="0.106927903700858">
            <text:p>0.11</text:p>
          </table:table-cell>
          <table:table-cell office:value-type="float" office:value="0.128481304816126">
            <text:p>0.1284813048</text:p>
          </table:table-cell>
          <table:table-cell table:number-columns-repeated="1021"/>
        </table:table-row>
        <table:table-row table:style-name="ro1">
          <table:table-cell office:value-type="string">
            <text:p>8 Threads</text:p>
          </table:table-cell>
          <table:table-cell table:style-name="ce9" office:value-type="float" office:value="0.0746068620443174">
            <text:p>0.074606862</text:p>
          </table:table-cell>
          <table:table-cell office:value-type="float" office:value="0.088519028940952">
            <text:p>0.0885190289</text:p>
          </table:table-cell>
          <table:table-cell table:number-columns-repeated="1021"/>
        </table:table-row>
        <table:table-row table:style-name="ro1">
          <table:table-cell office:value-type="string">
            <text:p>16 Threads</text:p>
          </table:table-cell>
          <table:table-cell office:value-type="float" office:value="0.0363929567642957">
            <text:p>0.0363929568</text:p>
          </table:table-cell>
          <table:table-cell office:value-type="float" office:value="0.0359836242189183">
            <text:p>0.0359836242</text:p>
          </table:table-cell>
          <table:table-cell table:number-columns-repeated="1021"/>
        </table:table-row>
        <table:table-row table:style-name="ro1">
          <table:table-cell office:value-type="string">
            <text:p>32 Threads</text:p>
          </table:table-cell>
          <table:table-cell office:value-type="float" office:value="0.0513088361804105">
            <text:p>0.0513088362</text:p>
          </table:table-cell>
          <table:table-cell office:value-type="float" office:value="0.0619206525769373">
            <text:p>0.0619206526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alhas</meta:initial-creator>
    <meta:creation-date>2012-05-14T21:34:55</meta:creation-date>
    <dc:date>2012-07-08T20:29:31</dc:date>
    <dc:creator>Miguel Palhas</dc:creator>
    <meta:editing-duration>PT2H46M58S</meta:editing-duration>
    <meta:editing-cycles>10</meta:editing-cycles>
    <meta:generator>LibreOffice/3.5$Linux_X86_64 LibreOffice_project/350m1$Build-2</meta:generator>
    <meta:document-statistic meta:table-count="2" meta:cell-count="93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44cm" svg:height="10.524cm" xlink:href=".." xlink:type="simple" chart:class="chart:bar" chart:style-name="ch1">
        <chart:title svg:x="7.618cm" svg:y="0.345cm" chart:style-name="ch2">
          <text:p>Speedups OpenMP</text:p>
        </chart:title>
        <chart:legend chart:legend-position="end" svg:x="17.364cm" svg:y="4.064cm" style:legend-expansion="high" chart:style-name="ch3"/>
        <chart:plot-area chart:style-name="ch4" table:cell-range-address="'g=4'.A19:'g=4'.F23" chart:data-source-has-labels="both" svg:x="1.572cm" svg:y="1.754cm" svg:width="15.004cm" svg:height="7.412cm">
          <chartooo:coordinate-region svg:x="2.65cm" svg:y="1.991cm" svg:width="13.926cm" svg:height="6.452cm"/>
          <chart:axis chart:dimension="x" chart:name="primary-x" chart:style-name="ch5" chartooo:axis-type="text">
            <chart:title svg:x="7.093cm" svg:y="9.377cm" chart:style-name="ch6">
              <text:p>Number of elements</text:p>
            </chart:title>
            <chart:categories table:cell-range-address="'g=4'.B19:'g=4'.F19"/>
          </chart:axis>
          <chart:axis chart:dimension="y" chart:name="primary-y" chart:style-name="ch7">
            <chart:title svg:x="0.451cm" svg:y="6.378cm" chart:style-name="ch8">
              <text:p>Speedup</text:p>
            </chart:title>
            <chart:grid chart:style-name="ch9" chart:class="major"/>
          </chart:axis>
          <chart:series chart:style-name="ch10" chart:values-cell-range-address="'g=4'.B20:'g=4'.F20" chart:label-cell-address="'g=4'.A20:'g=4'.A20" chart:class="chart:bar">
            <chart:data-point chart:repeated="5"/>
          </chart:series>
          <chart:series chart:style-name="ch11" chart:values-cell-range-address="'g=4'.B21:'g=4'.F21" chart:label-cell-address="'g=4'.A21:'g=4'.A21" chart:class="chart:bar">
            <chart:data-point chart:repeated="5"/>
          </chart:series>
          <chart:series chart:style-name="ch12" chart:values-cell-range-address="'g=4'.B22:'g=4'.F22" chart:label-cell-address="'g=4'.A22:'g=4'.A22" chart:class="chart:bar">
            <chart:data-point chart:repeated="5"/>
          </chart:series>
          <chart:series chart:style-name="ch13" chart:values-cell-range-address="'g=4'.B23:'g=4'.F23" chart:label-cell-address="'g=4'.A23:'g=4'.A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¹</text:p>
                <draw:g>
                  <svg:desc>'g=4'.B19:'g=4'.F19</svg:desc>
                </draw:g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seq</text:p>
                <draw:g>
                  <svg:desc>'g=4'.A20:'g=4'.A20</svg:desc>
                </draw:g>
              </table:table-cell>
              <table:table-cell office:value-type="float" office:value="1">
                <text:p>1</text:p>
                <draw:g>
                  <svg:desc>'g=4'.B20:'g=4'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mp_4</text:p>
                <draw:g>
                  <svg:desc>'g=4'.A21:'g=4'.A21</svg:desc>
                </draw:g>
              </table:table-cell>
              <table:table-cell office:value-type="float" office:value="0.0846007604562738">
                <text:p>0.0846007604562738</text:p>
                <draw:g>
                  <svg:desc>'g=4'.B21:'g=4'.F21</svg:desc>
                </draw:g>
              </table:table-cell>
              <table:table-cell office:value-type="float" office:value="0.276275862068965">
                <text:p>0.276275862068965</text:p>
              </table:table-cell>
              <table:table-cell office:value-type="float" office:value="0.248538710877305">
                <text:p>0.248538710877305</text:p>
              </table:table-cell>
              <table:table-cell office:value-type="float" office:value="0.28288901791639">
                <text:p>0.28288901791639</text:p>
              </table:table-cell>
              <table:table-cell office:value-type="float" office:value="0.322892484911758">
                <text:p>0.322892484911758</text:p>
              </table:table-cell>
            </table:table-row>
            <table:table-row>
              <table:table-cell office:value-type="string">
                <text:p>omp_8</text:p>
                <draw:g>
                  <svg:desc>'g=4'.A22:'g=4'.A22</svg:desc>
                </draw:g>
              </table:table-cell>
              <table:table-cell office:value-type="float" office:value="0.0349430702787593">
                <text:p>0.0349430702787593</text:p>
                <draw:g>
                  <svg:desc>'g=4'.B22:'g=4'.F22</svg:desc>
                </draw:g>
              </table:table-cell>
              <table:table-cell office:value-type="float" office:value="0.318999840738971">
                <text:p>0.318999840738971</text:p>
              </table:table-cell>
              <table:table-cell office:value-type="float" office:value="0.269733712028373">
                <text:p>0.269733712028373</text:p>
              </table:table-cell>
              <table:table-cell office:value-type="float" office:value="0.350188108116988">
                <text:p>0.350188108116988</text:p>
              </table:table-cell>
              <table:table-cell office:value-type="float" office:value="0.333332526020695">
                <text:p>0.333332526020695</text:p>
              </table:table-cell>
            </table:table-row>
            <table:table-row>
              <table:table-cell office:value-type="string">
                <text:p>omp_16</text:p>
                <draw:g>
                  <svg:desc>'g=4'.A23:'g=4'.A23</svg:desc>
                </draw:g>
              </table:table-cell>
              <table:table-cell office:value-type="float" office:value="0.0209955178108044">
                <text:p>0.0209955178108044</text:p>
                <draw:g>
                  <svg:desc>'g=4'.B23:'g=4'.F23</svg:desc>
                </draw:g>
              </table:table-cell>
              <table:table-cell office:value-type="float" office:value="0.238423997143197">
                <text:p>0.238423997143197</text:p>
              </table:table-cell>
              <table:table-cell office:value-type="float" office:value="0.255720182608458">
                <text:p>0.255720182608458</text:p>
              </table:table-cell>
              <table:table-cell office:value-type="float" office:value="0.314875407384155">
                <text:p>0.314875407384155</text:p>
              </table:table-cell>
              <table:table-cell office:value-type="float" office:value="0.314709883953581">
                <text:p>0.314709883953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487cm" svg:height="11.023cm" xlink:href=".." xlink:type="simple" chart:class="chart:bar" chart:style-name="ch1">
        <chart:title svg:x="8.035cm" svg:y="0.355cm" chart:style-name="ch2">
          <text:p>Speedups MPI</text:p>
        </chart:title>
        <chart:legend chart:legend-position="end" svg:x="17.255cm" svg:y="3.739cm" style:legend-expansion="high" chart:style-name="ch3"/>
        <chart:plot-area chart:style-name="ch4" table:cell-range-address="'g=4'.A44:'g=4'.F50" chart:data-source-has-labels="both" svg:x="1.567cm" svg:y="1.794cm" svg:width="14.91cm" svg:height="7.861cm">
          <chartooo:coordinate-region svg:x="2.645cm" svg:y="2.032cm" svg:width="13.832cm" svg:height="6.9cm"/>
          <chart:axis chart:dimension="x" chart:name="primary-x" chart:style-name="ch5" chartooo:axis-type="text">
            <chart:title svg:x="7.041cm" svg:y="9.876cm" chart:style-name="ch6">
              <text:p>Number of elements</text:p>
            </chart:title>
            <chart:categories table:cell-range-address="'g=4'.B44:'g=4'.F44"/>
          </chart:axis>
          <chart:axis chart:dimension="y" chart:name="primary-y" chart:style-name="ch7">
            <chart:title svg:x="0.451cm" svg:y="6.642cm" chart:style-name="ch8">
              <text:p>Speedup</text:p>
            </chart:title>
            <chart:grid chart:style-name="ch9" chart:class="major"/>
          </chart:axis>
          <chart:series chart:style-name="ch10" chart:values-cell-range-address="'g=4'.B45:'g=4'.F45" chart:label-cell-address="'g=4'.A45:'g=4'.A45" chart:class="chart:bar">
            <chart:data-point chart:repeated="5"/>
          </chart:series>
          <chart:series chart:style-name="ch11" chart:values-cell-range-address="'g=4'.B46:'g=4'.F46" chart:label-cell-address="'g=4'.A46:'g=4'.A46" chart:class="chart:bar">
            <chart:data-point chart:repeated="5"/>
          </chart:series>
          <chart:series chart:style-name="ch12" chart:values-cell-range-address="'g=4'.B47:'g=4'.F47" chart:label-cell-address="'g=4'.A47:'g=4'.A47" chart:class="chart:bar">
            <chart:data-point chart:repeated="5"/>
          </chart:series>
          <chart:series chart:style-name="ch13" chart:values-cell-range-address="'g=4'.B48:'g=4'.F48" chart:label-cell-address="'g=4'.A48:'g=4'.A48" chart:class="chart:bar">
            <chart:data-point chart:repeated="5"/>
          </chart:series>
          <chart:series chart:style-name="ch14" chart:values-cell-range-address="'g=4'.B49:'g=4'.F49" chart:label-cell-address="'g=4'.A49:'g=4'.A49" chart:class="chart:bar">
            <chart:data-point chart:repeated="5"/>
          </chart:series>
          <chart:series chart:style-name="ch15" chart:values-cell-range-address="'g=4'.B50:'g=4'.F50" chart:label-cell-address="'g=4'.A50:'g=4'.A50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¹</text:p>
                <draw:g>
                  <svg:desc>'g=4'.B44:'g=4'.F44</svg:desc>
                </draw:g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seq</text:p>
                <draw:g>
                  <svg:desc>'g=4'.A45:'g=4'.A45</svg:desc>
                </draw:g>
              </table:table-cell>
              <table:table-cell office:value-type="float" office:value="1">
                <text:p>1</text:p>
                <draw:g>
                  <svg:desc>'g=4'.B45:'g=4'.F4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pi_4</text:p>
                <draw:g>
                  <svg:desc>'g=4'.A46:'g=4'.A46</svg:desc>
                </draw:g>
              </table:table-cell>
              <table:table-cell office:value-type="float" office:value="0.0993303571428571">
                <text:p>0.0993303571428571</text:p>
                <draw:g>
                  <svg:desc>'g=4'.B46:'g=4'.F46</svg:desc>
                </draw:g>
              </table:table-cell>
              <table:table-cell office:value-type="float" office:value="0.921767142199724">
                <text:p>0.921767142199724</text:p>
              </table:table-cell>
              <table:table-cell office:value-type="float" office:value="1.11869170055011">
                <text:p>1.1186917005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i_8</text:p>
                <draw:g>
                  <svg:desc>'g=4'.A47:'g=4'.A47</svg:desc>
                </draw:g>
              </table:table-cell>
              <table:table-cell office:value-type="float" office:value="0.120759837177748">
                <text:p>0.120759837177748</text:p>
                <draw:g>
                  <svg:desc>'g=4'.B47:'g=4'.F47</svg:desc>
                </draw:g>
              </table:table-cell>
              <table:table-cell office:value-type="float" office:value="1.6499176276771">
                <text:p>1.6499176276771</text:p>
              </table:table-cell>
              <table:table-cell office:value-type="float" office:value="1.68216148174789">
                <text:p>1.6821614817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i_16</text:p>
                <draw:g>
                  <svg:desc>'g=4'.A48:'g=4'.A48</svg:desc>
                </draw:g>
              </table:table-cell>
              <table:table-cell office:value-type="float" office:value="NaN">
                <text:p>NaN</text:p>
                <draw:g>
                  <svg:desc>'g=4'.B48:'g=4'.F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i_32</text:p>
                <draw:g>
                  <svg:desc>'g=4'.A49:'g=4'.A49</svg:desc>
                </draw:g>
              </table:table-cell>
              <table:table-cell office:value-type="float" office:value="NaN">
                <text:p>NaN</text:p>
                <draw:g>
                  <svg:desc>'g=4'.B49:'g=4'.F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i_64</text:p>
                <draw:g>
                  <svg:desc>'g=4'.A50:'g=4'.A50</svg:desc>
                </draw:g>
              </table:table-cell>
              <table:table-cell office:value-type="float" office:value="NaN">
                <text:p>NaN</text:p>
                <draw:g>
                  <svg:desc>'g=4'.B50:'g=4'.F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71cm" svg:height="13.232cm" xlink:href=".." xlink:type="simple" chart:class="chart:bar" chart:style-name="ch1">
        <chart:title svg:x="7.088cm" svg:y="0.399cm" chart:style-name="ch2">
          <text:p>Speedup Balanced MPI</text:p>
        </chart:title>
        <chart:legend chart:legend-position="end" svg:x="16.66cm" svg:y="4.844cm" style:legend-expansion="high" chart:style-name="ch3"/>
        <chart:plot-area chart:style-name="ch4" table:cell-range-address="'g=4'.A66:'g=4'.F72" chart:data-source-has-labels="both" svg:x="1.569cm" svg:y="1.97cm" svg:width="14.309cm" svg:height="9.85cm">
          <chartooo:coordinate-region svg:x="2.411cm" svg:y="2.207cm" svg:width="13.467cm" svg:height="8.89cm"/>
          <chart:axis chart:dimension="x" chart:name="primary-x" chart:style-name="ch5" chartooo:axis-type="text">
            <chart:title svg:x="6.742cm" svg:y="12.085cm" chart:style-name="ch6">
              <text:p>Number of elements</text:p>
            </chart:title>
            <chart:categories table:cell-range-address="'g=4'.B66:'g=4'.F66"/>
          </chart:axis>
          <chart:axis chart:dimension="y" chart:name="primary-y" chart:style-name="ch7">
            <chart:title svg:x="0.451cm" svg:y="7.813cm" chart:style-name="ch8">
              <text:p>Speedup</text:p>
            </chart:title>
            <chart:grid chart:style-name="ch9" chart:class="major"/>
          </chart:axis>
          <chart:series chart:style-name="ch10" chart:values-cell-range-address="'g=4'.B67:'g=4'.F67" chart:label-cell-address="'g=4'.A67:'g=4'.A67" chart:class="chart:bar">
            <chart:data-point chart:repeated="5"/>
          </chart:series>
          <chart:series chart:style-name="ch11" chart:values-cell-range-address="'g=4'.B68:'g=4'.F68" chart:label-cell-address="'g=4'.A68:'g=4'.A68" chart:class="chart:bar">
            <chart:data-point chart:repeated="5"/>
          </chart:series>
          <chart:series chart:style-name="ch12" chart:values-cell-range-address="'g=4'.B69:'g=4'.F69" chart:label-cell-address="'g=4'.A69:'g=4'.A69" chart:class="chart:bar">
            <chart:data-point chart:repeated="5"/>
          </chart:series>
          <chart:series chart:style-name="ch13" chart:values-cell-range-address="'g=4'.B70:'g=4'.F70" chart:label-cell-address="'g=4'.A70:'g=4'.A70" chart:class="chart:bar">
            <chart:data-point chart:repeated="5"/>
          </chart:series>
          <chart:series chart:style-name="ch14" chart:values-cell-range-address="'g=4'.B71:'g=4'.F71" chart:label-cell-address="'g=4'.A71:'g=4'.A71" chart:class="chart:bar">
            <chart:data-point chart:repeated="5"/>
          </chart:series>
          <chart:series chart:style-name="ch15" chart:values-cell-range-address="'g=4'.B72:'g=4'.F72" chart:label-cell-address="'g=4'.A72:'g=4'.A72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¹</text:p>
                <draw:g>
                  <svg:desc>'g=4'.B66:'g=4'.F66</svg:desc>
                </draw:g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seq</text:p>
                <draw:g>
                  <svg:desc>'g=4'.A67:'g=4'.A67</svg:desc>
                </draw:g>
              </table:table-cell>
              <table:table-cell office:value-type="float" office:value="1">
                <text:p>1</text:p>
                <draw:g>
                  <svg:desc>'g=4'.B67:'g=4'.F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pi.bal_4</text:p>
                <draw:g>
                  <svg:desc>'g=4'.A68:'g=4'.A68</svg:desc>
                </draw:g>
              </table:table-cell>
              <table:table-cell office:value-type="float" office:value="0.0883813306852036">
                <text:p>0.0883813306852036</text:p>
                <draw:g>
                  <svg:desc>'g=4'.B68:'g=4'.F68</svg:desc>
                </draw:g>
              </table:table-cell>
              <table:table-cell office:value-type="float" office:value="0.882378854625551">
                <text:p>0.882378854625551</text:p>
              </table:table-cell>
              <table:table-cell office:value-type="float" office:value="0.645783714749232">
                <text:p>0.645783714749232</text:p>
              </table:table-cell>
              <table:table-cell office:value-type="float" office:value="NaN">
                <text:p>NaN</text:p>
              </table:table-cell>
              <table:table-cell office:value-type="float" office:value="1.37175181279538">
                <text:p>1.37175181279538</text:p>
              </table:table-cell>
            </table:table-row>
            <table:table-row>
              <table:table-cell office:value-type="string">
                <text:p>mpi.bal_8</text:p>
                <draw:g>
                  <svg:desc>'g=4'.A69:'g=4'.A69</svg:desc>
                </draw:g>
              </table:table-cell>
              <table:table-cell office:value-type="float" office:value="0.0285165011214354">
                <text:p>0.0285165011214354</text:p>
                <draw:g>
                  <svg:desc>'g=4'.B69:'g=4'.F69</svg:desc>
                </draw:g>
              </table:table-cell>
              <table:table-cell office:value-type="float" office:value="0.441286627010355">
                <text:p>0.441286627010355</text:p>
              </table:table-cell>
              <table:table-cell office:value-type="float" office:value="1.85164291369755">
                <text:p>1.85164291369755</text:p>
              </table:table-cell>
              <table:table-cell office:value-type="float" office:value="1.00635591344863">
                <text:p>1.00635591344863</text:p>
              </table:table-cell>
              <table:table-cell office:value-type="float" office:value="2.01803882324263">
                <text:p>2.01803882324263</text:p>
              </table:table-cell>
            </table:table-row>
            <table:table-row>
              <table:table-cell office:value-type="string">
                <text:p>mpi.bal_16</text:p>
                <draw:g>
                  <svg:desc>'g=4'.A70:'g=4'.A70</svg:desc>
                </draw:g>
              </table:table-cell>
              <table:table-cell office:value-type="float" office:value="NaN">
                <text:p>NaN</text:p>
                <draw:g>
                  <svg:desc>'g=4'.B70:'g=4'.F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i.bal_32</text:p>
                <draw:g>
                  <svg:desc>'g=4'.A71:'g=4'.A71</svg:desc>
                </draw:g>
              </table:table-cell>
              <table:table-cell office:value-type="float" office:value="NaN">
                <text:p>NaN</text:p>
                <draw:g>
                  <svg:desc>'g=4'.B71:'g=4'.F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i.bal_64</text:p>
                <draw:g>
                  <svg:desc>'g=4'.A72:'g=4'.A72</svg:desc>
                </draw:g>
              </table:table-cell>
              <table:table-cell office:value-type="float" office:value="NaN">
                <text:p>NaN</text:p>
                <draw:g>
                  <svg:desc>'g=4'.B72:'g=4'.F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1.447cm" svg:y="8.053cm" style:legend-expansion="wide" chart:style-name="ch2"/>
        <chart:plot-area chart:style-name="ch3" table:cell-range-address="Sheet2.B36:Sheet2.D41 Sheet2.A37:Sheet2.A41" chart:data-source-has-labels="both" svg:x="1.628cm" svg:y="0.855cm" svg:width="13.732cm" svg:height="5.74cm">
          <chartooo:coordinate-region svg:x="2.558cm" svg:y="1.137cm" svg:width="12.802cm" svg:height="4.647cm"/>
          <chart:axis chart:dimension="x" chart:name="primary-x" chart:style-name="ch4" chartooo:axis-type="auto">
            <chartooo:date-scale/>
            <chart:title svg:x="7.268cm" svg:y="6.776cm" chart:style-name="ch5">
              <text:p>Digit Size</text:p>
            </chart:title>
            <chart:categories table:cell-range-address="Sheet2.B36:Sheet2.D36"/>
          </chart:axis>
          <chart:axis chart:dimension="y" chart:name="primary-y" chart:style-name="ch6">
            <chart:title svg:x="0.451cm" svg:y="4.833cm" chart:style-name="ch7">
              <text:p>Speedup</text:p>
            </chart:title>
            <chart:grid chart:style-name="ch8" chart:class="major"/>
          </chart:axis>
          <chart:series chart:style-name="ch9" chart:values-cell-range-address="Sheet2.B37:Sheet2.D37" chart:label-cell-address="Sheet2.A37:Sheet2.A37" chart:class="chart:bar">
            <chart:data-point chart:repeated="3"/>
          </chart:series>
          <chart:series chart:style-name="ch10" chart:values-cell-range-address="Sheet2.B38:Sheet2.D38" chart:label-cell-address="Sheet2.A38:Sheet2.A38" chart:class="chart:bar">
            <chart:data-point chart:repeated="3"/>
          </chart:series>
          <chart:series chart:style-name="ch11" chart:values-cell-range-address="Sheet2.B39:Sheet2.D39" chart:label-cell-address="Sheet2.A39:Sheet2.A39" chart:class="chart:bar">
            <chart:data-point chart:repeated="3"/>
          </chart:series>
          <chart:series chart:style-name="ch12" chart:values-cell-range-address="Sheet2.B40:Sheet2.D40" chart:label-cell-address="Sheet2.A40:Sheet2.A40" chart:class="chart:bar">
            <chart:data-point chart:repeated="3"/>
          </chart:series>
          <chart:series chart:style-name="ch13" chart:values-cell-range-address="Sheet2.B41:Sheet2.D41" chart:label-cell-address="Sheet2.A41:Sheet2.A4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Sheet2.B36:Sheet2.D36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2.A37:Sheet2.A37</svg:desc>
                </draw:g>
              </table:table-cell>
              <table:table-cell office:value-type="float" office:value="1">
                <text:p>1</text:p>
                <draw:g>
                  <svg:desc>Sheet2.B37:Sheet2.D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MP_4</text:p>
                <draw:g>
                  <svg:desc>Sheet2.A38:Sheet2.A38</svg:desc>
                </draw:g>
              </table:table-cell>
              <table:table-cell office:value-type="float" office:value="0.202045788592369">
                <text:p>0.202045788592369</text:p>
                <draw:g>
                  <svg:desc>Sheet2.B38:Sheet2.D38</svg:desc>
                </draw:g>
              </table:table-cell>
              <table:table-cell office:value-type="float" office:value="0.281076999472711">
                <text:p>0.281076999472711</text:p>
              </table:table-cell>
              <table:table-cell office:value-type="float" office:value="0.930729765046019">
                <text:p>0.930729765046019</text:p>
              </table:table-cell>
            </table:table-row>
            <table:table-row>
              <table:table-cell office:value-type="string">
                <text:p>OMP_8</text:p>
                <draw:g>
                  <svg:desc>Sheet2.A39:Sheet2.A39</svg:desc>
                </draw:g>
              </table:table-cell>
              <table:table-cell office:value-type="float" office:value="0.523514221131545">
                <text:p>0.523514221131545</text:p>
                <draw:g>
                  <svg:desc>Sheet2.B39:Sheet2.D39</svg:desc>
                </draw:g>
              </table:table-cell>
              <table:table-cell office:value-type="float" office:value="0.319210179321828">
                <text:p>0.319210179321828</text:p>
              </table:table-cell>
              <table:table-cell office:value-type="float" office:value="1.21313053552998">
                <text:p>1.21313053552998</text:p>
              </table:table-cell>
            </table:table-row>
            <table:table-row>
              <table:table-cell office:value-type="string">
                <text:p>OMP_16</text:p>
                <draw:g>
                  <svg:desc>Sheet2.A40:Sheet2.A40</svg:desc>
                </draw:g>
              </table:table-cell>
              <table:table-cell office:value-type="float" office:value="0.491844008443199">
                <text:p>0.491844008443199</text:p>
                <draw:g>
                  <svg:desc>Sheet2.B40:Sheet2.D40</svg:desc>
                </draw:g>
              </table:table-cell>
              <table:table-cell office:value-type="float" office:value="0.30121241380067">
                <text:p>0.30121241380067</text:p>
              </table:table-cell>
              <table:table-cell office:value-type="float" office:value="1.20710308052931">
                <text:p>1.20710308052931</text:p>
              </table:table-cell>
            </table:table-row>
            <table:table-row>
              <table:table-cell office:value-type="string">
                <text:p>OMP_32</text:p>
                <draw:g>
                  <svg:desc>Sheet2.A41:Sheet2.A41</svg:desc>
                </draw:g>
              </table:table-cell>
              <table:table-cell office:value-type="float" office:value="0.392410714637854">
                <text:p>0.392410714637854</text:p>
                <draw:g>
                  <svg:desc>Sheet2.B41:Sheet2.D41</svg:desc>
                </draw:g>
              </table:table-cell>
              <table:table-cell office:value-type="float" office:value="0.414678190938986">
                <text:p>0.414678190938986</text:p>
              </table:table-cell>
              <table:table-cell office:value-type="float" office:value="0.836318941673042">
                <text:p>0.8363189416730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interval-major="0.0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07cm" svg:height="12.112cm" xlink:href=".." xlink:type="simple" chart:class="chart:bar" chart:style-name="ch1">
        <chart:legend chart:legend-position="bottom" svg:x="8.589cm" svg:y="11.165cm" style:legend-expansion="wide" chart:style-name="ch2"/>
        <chart:plot-area chart:style-name="ch3" table:cell-range-address="Sheet2.A124:Sheet2.C128" chart:data-source-has-labels="both" svg:x="1.722cm" svg:y="1.103cm" svg:width="18.157cm" svg:height="9.4cm">
          <chartooo:coordinate-region svg:x="2.918cm" svg:y="1.384cm" svg:width="16.961cm" svg:height="8.308cm"/>
          <chart:axis chart:dimension="x" chart:name="primary-x" chart:style-name="ch4" chartooo:axis-type="auto">
            <chartooo:date-scale/>
            <chart:categories table:cell-range-address="Sheet2.A125:Sheet2.A128"/>
          </chart:axis>
          <chart:axis chart:dimension="y" chart:name="primary-y" chart:style-name="ch5">
            <chart:title svg:x="0.451cm" svg:y="9.333cm" chart:style-name="ch6">
              <text:p>Speedup (against Sequential)</text:p>
            </chart:title>
            <chart:grid chart:style-name="ch7" chart:class="major"/>
          </chart:axis>
          <chart:series chart:style-name="ch8" chart:values-cell-range-address="Sheet2.B125:Sheet2.B128" chart:label-cell-address="Sheet2.B124:Sheet2.B124" chart:class="chart:bar">
            <chart:data-point chart:repeated="4"/>
          </chart:series>
          <chart:series chart:style-name="ch9" chart:values-cell-range-address="Sheet2.C125:Sheet2.C128" chart:label-cell-address="Sheet2.C124:Sheet2.C12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Sheet2.B124:Sheet2.B124</svg:desc>
                </draw:g>
              </table:table-cell>
              <table:table-cell office:value-type="string">
                <text:p>TBB</text:p>
                <draw:g>
                  <svg:desc>Sheet2.C124:Sheet2.C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2.A125:Sheet2.A128</svg:desc>
                </draw:g>
              </table:table-cell>
              <table:table-cell office:value-type="float" office:value="0.106927903700858">
                <text:p>0.106927903700858</text:p>
                <draw:g>
                  <svg:desc>Sheet2.B125:Sheet2.B128</svg:desc>
                </draw:g>
              </table:table-cell>
              <table:table-cell office:value-type="float" office:value="0.128481304816126">
                <text:p>0.128481304816126</text:p>
                <draw:g>
                  <svg:desc>Sheet2.C125:Sheet2.C128</svg:desc>
                </draw:g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0746068620443174">
                <text:p>0.0746068620443174</text:p>
              </table:table-cell>
              <table:table-cell office:value-type="float" office:value="0.088519028940952">
                <text:p>0.088519028940952</text:p>
              </table:table-cell>
            </table:table-row>
            <table:table-row>
              <table:table-cell office:value-type="string">
                <text:p>16 Threads</text:p>
              </table:table-cell>
              <table:table-cell office:value-type="float" office:value="0.0363929567642957">
                <text:p>0.0363929567642957</text:p>
              </table:table-cell>
              <table:table-cell office:value-type="float" office:value="0.0359836242189183">
                <text:p>0.0359836242189183</text:p>
              </table:table-cell>
            </table:table-row>
            <table:table-row>
              <table:table-cell office:value-type="string">
                <text:p>32 Threads</text:p>
              </table:table-cell>
              <table:table-cell office:value-type="float" office:value="0.0513088361804105">
                <text:p>0.0513088361804105</text:p>
              </table:table-cell>
              <table:table-cell office:value-type="float" office:value="0.0619206525769373">
                <text:p>0.06192065257693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Liberation Sans Narrow'" style:font-style-name="Regular"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05cm" svg:height="11.294cm" xlink:href=".." xlink:type="simple" chart:class="chart:bar" chart:style-name="ch1">
        <chart:legend chart:legend-position="bottom" svg:x="3.453cm" svg:y="10.347cm" style:legend-expansion="wide" chart:style-name="ch2"/>
        <chart:plot-area chart:style-name="ch3" table:cell-range-address="Sheet2.B58:Sheet2.D63 Sheet2.A59:Sheet2.A63" chart:data-source-has-labels="both" svg:x="1.694cm" svg:y="1.035cm" svg:width="16.839cm" svg:height="7.809cm">
          <chartooo:coordinate-region svg:x="2.624cm" svg:y="1.317cm" svg:width="15.909cm" svg:height="6.686cm"/>
          <chart:axis chart:dimension="x" chart:name="primary-x" chart:style-name="ch4" chartooo:axis-type="auto">
            <chartooo:date-scale/>
            <chart:title svg:x="8.887cm" svg:y="9.07cm" chart:style-name="ch5">
              <text:p>Digit Size</text:p>
            </chart:title>
            <chart:categories table:cell-range-address="Sheet2.B58:Sheet2.D58"/>
          </chart:axis>
          <chart:axis chart:dimension="y" chart:name="primary-y" chart:style-name="ch6">
            <chart:title svg:x="0.451cm" svg:y="6.047cm" chart:style-name="ch7">
              <text:p>Speedup</text:p>
            </chart:title>
            <chart:grid chart:style-name="ch8" chart:class="major"/>
          </chart:axis>
          <chart:series chart:style-name="ch9" chart:values-cell-range-address="Sheet2.B59:Sheet2.D59" chart:label-cell-address="Sheet2.A59:Sheet2.A59" chart:class="chart:bar">
            <chart:data-point chart:repeated="3"/>
          </chart:series>
          <chart:series chart:style-name="ch10" chart:values-cell-range-address="Sheet2.B60:Sheet2.D60" chart:label-cell-address="Sheet2.A60:Sheet2.A60" chart:class="chart:bar">
            <chart:data-point chart:repeated="3"/>
          </chart:series>
          <chart:series chart:style-name="ch11" chart:values-cell-range-address="Sheet2.B61:Sheet2.D61" chart:label-cell-address="Sheet2.A61:Sheet2.A61" chart:class="chart:bar">
            <chart:data-point chart:repeated="3"/>
          </chart:series>
          <chart:series chart:style-name="ch12" chart:values-cell-range-address="Sheet2.B62:Sheet2.D62" chart:label-cell-address="Sheet2.A62:Sheet2.A62" chart:class="chart:bar">
            <chart:data-point chart:repeated="3"/>
          </chart:series>
          <chart:series chart:style-name="ch13" chart:values-cell-range-address="Sheet2.B63:Sheet2.D63" chart:label-cell-address="Sheet2.A63:Sheet2.A6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Sheet2.B58:Sheet2.D58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2.A59:Sheet2.A59</svg:desc>
                </draw:g>
              </table:table-cell>
              <table:table-cell office:value-type="float" office:value="1">
                <text:p>1</text:p>
                <draw:g>
                  <svg:desc>Sheet2.B59:Sheet2.D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BB_4</text:p>
                <draw:g>
                  <svg:desc>Sheet2.A60:Sheet2.A60</svg:desc>
                </draw:g>
              </table:table-cell>
              <table:table-cell office:value-type="float" office:value="0.20607978936476">
                <text:p>0.20607978936476</text:p>
                <draw:g>
                  <svg:desc>Sheet2.B60:Sheet2.D60</svg:desc>
                </draw:g>
              </table:table-cell>
              <table:table-cell office:value-type="float" office:value="0.301456845868848">
                <text:p>0.301456845868848</text:p>
              </table:table-cell>
              <table:table-cell office:value-type="float" office:value="0.975409775060967">
                <text:p>0.975409775060967</text:p>
              </table:table-cell>
            </table:table-row>
            <table:table-row>
              <table:table-cell office:value-type="string">
                <text:p>TBB_8</text:p>
                <draw:g>
                  <svg:desc>Sheet2.A61:Sheet2.A61</svg:desc>
                </draw:g>
              </table:table-cell>
              <table:table-cell office:value-type="float" office:value="0.499753881638164">
                <text:p>0.499753881638164</text:p>
                <draw:g>
                  <svg:desc>Sheet2.B61:Sheet2.D61</svg:desc>
                </draw:g>
              </table:table-cell>
              <table:table-cell office:value-type="float" office:value="0.336789023577863">
                <text:p>0.336789023577863</text:p>
              </table:table-cell>
              <table:table-cell office:value-type="float" office:value="1.30012813623775">
                <text:p>1.30012813623775</text:p>
              </table:table-cell>
            </table:table-row>
            <table:table-row>
              <table:table-cell office:value-type="string">
                <text:p>TBB_16</text:p>
                <draw:g>
                  <svg:desc>Sheet2.A62:Sheet2.A62</svg:desc>
                </draw:g>
              </table:table-cell>
              <table:table-cell office:value-type="float" office:value="0.482985232282574">
                <text:p>0.482985232282574</text:p>
                <draw:g>
                  <svg:desc>Sheet2.B62:Sheet2.D62</svg:desc>
                </draw:g>
              </table:table-cell>
              <table:table-cell office:value-type="float" office:value="0.317762910404139">
                <text:p>0.317762910404139</text:p>
              </table:table-cell>
              <table:table-cell office:value-type="float" office:value="1.27963396409615">
                <text:p>1.27963396409615</text:p>
              </table:table-cell>
            </table:table-row>
            <table:table-row>
              <table:table-cell office:value-type="string">
                <text:p>TBB_32</text:p>
                <draw:g>
                  <svg:desc>Sheet2.A63:Sheet2.A63</svg:desc>
                </draw:g>
              </table:table-cell>
              <table:table-cell office:value-type="float" office:value="0.398534145329341">
                <text:p>0.398534145329341</text:p>
                <draw:g>
                  <svg:desc>Sheet2.B63:Sheet2.D63</svg:desc>
                </draw:g>
              </table:table-cell>
              <table:table-cell office:value-type="float" office:value="0.426860043848056">
                <text:p>0.426860043848056</text:p>
              </table:table-cell>
              <table:table-cell office:value-type="float" office:value="0.871524688858611">
                <text:p>0.8715246888586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01cm" svg:height="11.309cm" xlink:href=".." xlink:type="simple" chart:class="chart:bar" chart:style-name="ch1">
        <chart:legend chart:legend-position="bottom" svg:x="2.997cm" svg:y="10.362cm" style:legend-expansion="wide" chart:style-name="ch2"/>
        <chart:plot-area chart:style-name="ch3" table:cell-range-address="Sheet2.B36:Sheet2.D41 Sheet2.A37:Sheet2.A41" chart:data-source-has-labels="both" svg:x="1.69cm" svg:y="1.039cm" svg:width="16.647cm" svg:height="7.819cm">
          <chartooo:coordinate-region svg:x="2.62cm" svg:y="1.321cm" svg:width="15.717cm" svg:height="6.726cm"/>
          <chart:axis chart:dimension="x" chart:name="primary-x" chart:style-name="ch4" chartooo:axis-type="auto">
            <chartooo:date-scale/>
            <chart:title svg:x="8.787cm" svg:y="9.085cm" chart:style-name="ch5">
              <text:p>Digit Size</text:p>
            </chart:title>
            <chart:categories table:cell-range-address="Sheet2.B36:Sheet2.D36"/>
          </chart:axis>
          <chart:axis chart:dimension="y" chart:name="primary-y" chart:style-name="ch6">
            <chart:title svg:x="0.451cm" svg:y="6.056cm" chart:style-name="ch7">
              <text:p>Speedup</text:p>
            </chart:title>
            <chart:grid chart:style-name="ch8" chart:class="major"/>
          </chart:axis>
          <chart:series chart:style-name="ch9" chart:values-cell-range-address="Sheet2.B37:Sheet2.D37" chart:label-cell-address="Sheet2.A37:Sheet2.A37" chart:class="chart:bar">
            <chart:data-point chart:repeated="3"/>
          </chart:series>
          <chart:series chart:style-name="ch10" chart:values-cell-range-address="Sheet2.B38:Sheet2.D38" chart:label-cell-address="Sheet2.A38:Sheet2.A38" chart:class="chart:bar">
            <chart:data-point chart:repeated="3"/>
          </chart:series>
          <chart:series chart:style-name="ch11" chart:values-cell-range-address="Sheet2.B39:Sheet2.D39" chart:label-cell-address="Sheet2.A39:Sheet2.A39" chart:class="chart:bar">
            <chart:data-point chart:repeated="3"/>
          </chart:series>
          <chart:series chart:style-name="ch12" chart:values-cell-range-address="Sheet2.B40:Sheet2.D40" chart:label-cell-address="Sheet2.A40:Sheet2.A40" chart:class="chart:bar">
            <chart:data-point chart:repeated="3"/>
          </chart:series>
          <chart:series chart:style-name="ch13" chart:values-cell-range-address="Sheet2.B41:Sheet2.D41" chart:label-cell-address="Sheet2.A41:Sheet2.A4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Sheet2.B36:Sheet2.D36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2.A37:Sheet2.A37</svg:desc>
                </draw:g>
              </table:table-cell>
              <table:table-cell office:value-type="float" office:value="1">
                <text:p>1</text:p>
                <draw:g>
                  <svg:desc>Sheet2.B37:Sheet2.D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MP_4</text:p>
                <draw:g>
                  <svg:desc>Sheet2.A38:Sheet2.A38</svg:desc>
                </draw:g>
              </table:table-cell>
              <table:table-cell office:value-type="float" office:value="0.202045788592369">
                <text:p>0.202045788592369</text:p>
                <draw:g>
                  <svg:desc>Sheet2.B38:Sheet2.D38</svg:desc>
                </draw:g>
              </table:table-cell>
              <table:table-cell office:value-type="float" office:value="0.281076999472711">
                <text:p>0.281076999472711</text:p>
              </table:table-cell>
              <table:table-cell office:value-type="float" office:value="0.930729765046019">
                <text:p>0.930729765046019</text:p>
              </table:table-cell>
            </table:table-row>
            <table:table-row>
              <table:table-cell office:value-type="string">
                <text:p>OMP_8</text:p>
                <draw:g>
                  <svg:desc>Sheet2.A39:Sheet2.A39</svg:desc>
                </draw:g>
              </table:table-cell>
              <table:table-cell office:value-type="float" office:value="0.523514221131545">
                <text:p>0.523514221131545</text:p>
                <draw:g>
                  <svg:desc>Sheet2.B39:Sheet2.D39</svg:desc>
                </draw:g>
              </table:table-cell>
              <table:table-cell office:value-type="float" office:value="0.319210179321828">
                <text:p>0.319210179321828</text:p>
              </table:table-cell>
              <table:table-cell office:value-type="float" office:value="1.21313053552998">
                <text:p>1.21313053552998</text:p>
              </table:table-cell>
            </table:table-row>
            <table:table-row>
              <table:table-cell office:value-type="string">
                <text:p>OMP_16</text:p>
                <draw:g>
                  <svg:desc>Sheet2.A40:Sheet2.A40</svg:desc>
                </draw:g>
              </table:table-cell>
              <table:table-cell office:value-type="float" office:value="0.491844008443199">
                <text:p>0.491844008443199</text:p>
                <draw:g>
                  <svg:desc>Sheet2.B40:Sheet2.D40</svg:desc>
                </draw:g>
              </table:table-cell>
              <table:table-cell office:value-type="float" office:value="0.30121241380067">
                <text:p>0.30121241380067</text:p>
              </table:table-cell>
              <table:table-cell office:value-type="float" office:value="1.20710308052931">
                <text:p>1.20710308052931</text:p>
              </table:table-cell>
            </table:table-row>
            <table:table-row>
              <table:table-cell office:value-type="string">
                <text:p>OMP_32</text:p>
                <draw:g>
                  <svg:desc>Sheet2.A41:Sheet2.A41</svg:desc>
                </draw:g>
              </table:table-cell>
              <table:table-cell office:value-type="float" office:value="0.392410714637854">
                <text:p>0.392410714637854</text:p>
                <draw:g>
                  <svg:desc>Sheet2.B41:Sheet2.D41</svg:desc>
                </draw:g>
              </table:table-cell>
              <table:table-cell office:value-type="float" office:value="0.414678190938986">
                <text:p>0.414678190938986</text:p>
              </table:table-cell>
              <table:table-cell office:value-type="float" office:value="0.836318941673042">
                <text:p>0.8363189416730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23cm" svg:height="12.111cm" xlink:href=".." xlink:type="simple" chart:class="chart:bar" chart:style-name="ch1">
        <chart:legend chart:legend-position="bottom" svg:x="8.647cm" svg:y="11.164cm" style:legend-expansion="wide" chart:style-name="ch2"/>
        <chart:plot-area chart:style-name="ch3" table:cell-range-address="Sheet2.A93:Sheet2.C97" chart:data-source-has-labels="both" svg:x="1.724cm" svg:y="1.103cm" svg:width="18.267cm" svg:height="9.399cm">
          <chartooo:coordinate-region svg:x="2.477cm" svg:y="1.312cm" svg:width="17.514cm" svg:height="8.379cm"/>
          <chart:axis chart:dimension="x" chart:name="primary-x" chart:style-name="ch4" chartooo:axis-type="auto">
            <chartooo:date-scale/>
            <chart:categories table:cell-range-address="Sheet2.A94:Sheet2.A97"/>
          </chart:axis>
          <chart:axis chart:dimension="y" chart:name="primary-y" chart:style-name="ch5">
            <chart:title svg:x="0.451cm" svg:y="9.332cm" chart:style-name="ch6">
              <text:p>Speedup (against Sequential)</text:p>
            </chart:title>
            <chart:grid chart:style-name="ch7" chart:class="major"/>
          </chart:axis>
          <chart:series chart:style-name="ch8" chart:values-cell-range-address="Sheet2.B94:Sheet2.B97" chart:label-cell-address="Sheet2.B93:Sheet2.B93" chart:class="chart:bar">
            <chart:data-point chart:repeated="4"/>
          </chart:series>
          <chart:series chart:style-name="ch9" chart:values-cell-range-address="Sheet2.C94:Sheet2.C97" chart:label-cell-address="Sheet2.C93:Sheet2.C9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Sheet2.B93:Sheet2.B93</svg:desc>
                </draw:g>
              </table:table-cell>
              <table:table-cell office:value-type="string">
                <text:p>TBB</text:p>
                <draw:g>
                  <svg:desc>Sheet2.C93:Sheet2.C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2.A94:Sheet2.A97</svg:desc>
                </draw:g>
              </table:table-cell>
              <table:table-cell office:value-type="float" office:value="0.930729765046019">
                <text:p>0.930729765046019</text:p>
                <draw:g>
                  <svg:desc>Sheet2.B94:Sheet2.B97</svg:desc>
                </draw:g>
              </table:table-cell>
              <table:table-cell office:value-type="float" office:value="0.975409775060967">
                <text:p>0.975409775060967</text:p>
                <draw:g>
                  <svg:desc>Sheet2.C94:Sheet2.C97</svg:desc>
                </draw:g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1.21313053552998">
                <text:p>1.21313053552998</text:p>
              </table:table-cell>
              <table:table-cell office:value-type="float" office:value="1.30012813623775">
                <text:p>1.30012813623775</text:p>
              </table:table-cell>
            </table:table-row>
            <table:table-row>
              <table:table-cell office:value-type="string">
                <text:p>16 Threads</text:p>
              </table:table-cell>
              <table:table-cell office:value-type="float" office:value="1.20710308052931">
                <text:p>1.20710308052931</text:p>
              </table:table-cell>
              <table:table-cell office:value-type="float" office:value="1.27963396409615">
                <text:p>1.27963396409615</text:p>
              </table:table-cell>
            </table:table-row>
            <table:table-row>
              <table:table-cell office:value-type="string">
                <text:p>32 Threads</text:p>
              </table:table-cell>
              <table:table-cell office:value-type="float" office:value="0.836318941673042">
                <text:p>0.836318941673042</text:p>
              </table:table-cell>
              <table:table-cell office:value-type="float" office:value="0.871524688858611">
                <text:p>0.8715246888586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